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2492in"/>
    </style:style>
    <style:style style:name="co13" style:family="table-column">
      <style:table-column-properties fo:break-before="auto" style:column-width="0.9591in"/>
    </style:style>
    <style:style style:name="co14" style:family="table-column">
      <style:table-column-properties fo:break-before="auto" style:column-width="0.1925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22">
            <text:p>2.2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54">
            <text:p>5.4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68">
            <text:p>16.8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216">
            <text:p>2216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4202">
            <text:p>420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0063">
            <text:p>1006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24">
            <text:p>2020-10-24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8 - 1.32)">
            <text:p>(0.98 - 1.32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5">
            <text:p>1.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5" table:number-columns-repeated="2" table:default-cell-style-name="Default"/>
        <table:table-column table:style-name="co11" table:default-cell-style-name="Default"/>
        <table:table-column table:style-name="co16" table:number-columns-repeated="3" table:default-cell-style-name="Default"/>
        <table:table-column table:style-name="co13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30.875">
            <text:p>30.87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68715846994536">
            <text:p>0.168715847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4629693705396">
            <text:p>1.6462969371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44594211032552">
            <text:p>4.445942110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1">
            <text:p>111</text:p>
          </table:table-cell>
          <table:table-cell office:value-type="float" office:value="210">
            <text:p>210</text:p>
          </table:table-cell>
          <table:table-cell office:value-type="float" office:value="1.25">
            <text:p>1.25</text:p>
          </table:table-cell>
          <table:table-cell office:value-type="float" office:value="-1.5">
            <text:p>-1.5</text:p>
          </table:table-cell>
          <table:table-cell office:value-type="float" office:value="52.75">
            <text:p>52.75</text:p>
          </table:table-cell>
          <table:table-cell office:value-type="float" office:value="0.0178571428571429">
            <text:p>0.0178571429</text:p>
          </table:table-cell>
          <table:table-cell office:value-type="float" office:value="-0.0135135135135135">
            <text:p>-0.0135135135</text:p>
          </table:table-cell>
          <table:table-cell office:value-type="float" office:value="0.251190476190476">
            <text:p>0.2511904762</text:p>
          </table:table-cell>
          <table:table-cell office:value-type="float" office:value="1.063125">
            <text:p>1.063125</text:p>
          </table:table-cell>
          <table:table-cell office:value-type="float" office:value="0.953060628195763">
            <text:p>0.9530606282</text:p>
          </table:table-cell>
          <table:table-cell office:value-type="float" office:value="2.00283611111111">
            <text:p>2.0028361111</text:p>
          </table:table-cell>
          <table:table-cell table:number-columns-repeated="2" office:value-type="float" office:value="0">
            <text:p>0</text:p>
          </table:table-cell>
          <table:table-cell office:value-type="float" office:value="3.09308864029999">
            <text:p>3.093088640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93">
            <text:p>293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71.875">
            <text:p>71.87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5307167235495">
            <text:p>0.2453071672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7651927366655">
            <text:p>1.9765192737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5954127943107">
            <text:p>3.159541279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58">
            <text:p>35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4203910614525">
            <text:p>0.1442039106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4547143211042">
            <text:p>1.5454714321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14551039587065">
            <text:p>5.1455103959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97">
            <text:p>397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3425692695214">
            <text:p>0.123425692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6184837160314">
            <text:p>1.4618483716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95575932930281">
            <text:p>5.955759329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72">
            <text:p>572</text:p>
          </table:table-cell>
          <table:table-cell office:value-type="float" office:value="1.25">
            <text:p>1.25</text:p>
          </table:table-cell>
          <table:table-cell office:value-type="float" office:value="25.875">
            <text:p>25.875</text:p>
          </table:table-cell>
          <table:table-cell office:value-type="float" office:value="54">
            <text:p>54</text:p>
          </table:table-cell>
          <table:table-cell office:value-type="float" office:value="0.0178571428571429">
            <text:p>0.0178571429</text:p>
          </table:table-cell>
          <table:table-cell office:value-type="float" office:value="0.207">
            <text:p>0.207</text:p>
          </table:table-cell>
          <table:table-cell office:value-type="float" office:value="0.0944055944055944">
            <text:p>0.0944055944</text:p>
          </table:table-cell>
          <table:table-cell office:value-type="float" office:value="1.063125">
            <text:p>1.063125</text:p>
          </table:table-cell>
          <table:table-cell office:value-type="float" office:value="1.80848404">
            <text:p>1.80848404</text:p>
          </table:table-cell>
          <table:table-cell office:value-type="float" office:value="1.34788791627952">
            <text:p>1.3478879163</text:p>
          </table:table-cell>
          <table:table-cell office:value-type="float" office:value="0">
            <text:p>0</text:p>
          </table:table-cell>
          <table:table-cell office:value-type="float" office:value="3.68424982630459">
            <text:p>3.6842498263</text:p>
          </table:table-cell>
          <table:table-cell office:value-type="float" office:value="7.68358917366125">
            <text:p>7.683589173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4">
            <text:p>164</text:p>
          </table:table-cell>
          <table:table-cell office:value-type="float" office:value="752">
            <text:p>752</text:p>
          </table:table-cell>
          <table:table-cell office:value-type="float" office:value="2.5">
            <text:p>2.5</text:p>
          </table:table-cell>
          <table:table-cell office:value-type="float" office:value="27.125">
            <text:p>27.125</text:p>
          </table:table-cell>
          <table:table-cell office:value-type="float" office:value="33.125">
            <text:p>33.125</text:p>
          </table:table-cell>
          <table:table-cell office:value-type="float" office:value="0.03125">
            <text:p>0.03125</text:p>
          </table:table-cell>
          <table:table-cell office:value-type="float" office:value="0.165396341463415">
            <text:p>0.1653963415</text:p>
          </table:table-cell>
          <table:table-cell office:value-type="float" office:value="0.0440492021276596">
            <text:p>0.0440492021</text:p>
          </table:table-cell>
          <table:table-cell office:value-type="float" office:value="1.1112890625">
            <text:p>1.1112890625</text:p>
          </table:table-cell>
          <table:table-cell office:value-type="float" office:value="1.63250485667014">
            <text:p>1.6325048567</text:p>
          </table:table-cell>
          <table:table-cell office:value-type="float" office:value="1.15797525857465">
            <text:p>1.1579752586</text:p>
          </table:table-cell>
          <table:table-cell office:value-type="float" office:value="22.5255059555446">
            <text:p>22.5255059555</text:p>
          </table:table-cell>
          <table:table-cell office:value-type="float" office:value="4.52856122653537">
            <text:p>4.5285612265</text:p>
          </table:table-cell>
          <table:table-cell office:value-type="float" office:value="16.0798325551425">
            <text:p>16.079832555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125">
            <text:p>41.125</text:p>
          </table:table-cell>
          <table:table-cell office:value-type="float" office:value="93.375">
            <text:p>93.375</text:p>
          </table:table-cell>
          <table:table-cell office:value-type="float" office:value="0.112847222222222">
            <text:p>0.1128472222</text:p>
          </table:table-cell>
          <table:table-cell office:value-type="float" office:value="0.205625">
            <text:p>0.205625</text:p>
          </table:table-cell>
          <table:table-cell office:value-type="float" office:value="0.162958115183246">
            <text:p>0.1629581152</text:p>
          </table:table-cell>
          <table:table-cell office:value-type="float" office:value="1.41992488908179">
            <text:p>1.4199248891</text:p>
          </table:table-cell>
          <table:table-cell office:value-type="float" office:value="1.802559515625">
            <text:p>1.8025595156</text:p>
          </table:table-cell>
          <table:table-cell office:value-type="float" office:value="1.62240188385735">
            <text:p>1.6224018839</text:p>
          </table:table-cell>
          <table:table-cell office:value-type="float" office:value="6.48274912163615">
            <text:p>6.4827491216</text:p>
          </table:table-cell>
          <table:table-cell office:value-type="float" office:value="3.70670698376348">
            <text:p>3.7067069838</text:p>
          </table:table-cell>
          <table:table-cell office:value-type="float" office:value="4.59138639948366">
            <text:p>4.591386399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77">
            <text:p>1077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93">
            <text:p>93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63509749303621">
            <text:p>0.086350974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1684313436426">
            <text:p>1.3168431344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36888155768499">
            <text:p>8.368881557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291">
            <text:p>1291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104.25">
            <text:p>104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807513555383424">
            <text:p>0.0807513555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9541047596991">
            <text:p>1.295410476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8.92581034524397">
            <text:p>8.925810345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3">
            <text:p>353</text:p>
          </table:table-cell>
          <table:table-cell office:value-type="float" office:value="1060">
            <text:p>1060</text:p>
          </table:table-cell>
          <table:table-cell office:value-type="float" office:value="31">
            <text:p>31</text:p>
          </table:table-cell>
          <table:table-cell office:value-type="float" office:value="120.5">
            <text:p>120.5</text:p>
          </table:table-cell>
          <table:table-cell office:value-type="float" office:value="103.625">
            <text:p>103.625</text:p>
          </table:table-cell>
          <table:table-cell office:value-type="float" office:value="0.254098360655738">
            <text:p>0.2540983607</text:p>
          </table:table-cell>
          <table:table-cell office:value-type="float" office:value="0.341359773371105">
            <text:p>0.3413597734</text:p>
          </table:table-cell>
          <table:table-cell office:value-type="float" office:value="0.0977594339622642">
            <text:p>0.097759434</text:p>
          </table:table-cell>
          <table:table-cell office:value-type="float" office:value="2.01589357699543">
            <text:p>2.015893577</text:p>
          </table:table-cell>
          <table:table-cell office:value-type="float" office:value="2.42315113675577">
            <text:p>2.4231511368</text:p>
          </table:table-cell>
          <table:table-cell office:value-type="float" office:value="1.36088955644802">
            <text:p>1.3608895564</text:p>
          </table:table-cell>
          <table:table-cell office:value-type="float" office:value="3.06137594859294">
            <text:p>3.0613759486</text:p>
          </table:table-cell>
          <table:table-cell office:value-type="float" office:value="2.36018142340418">
            <text:p>2.3601814234</text:p>
          </table:table-cell>
          <table:table-cell office:value-type="float" office:value="7.43152226782745">
            <text:p>7.431522267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1013">
            <text:p>1013</text:p>
          </table:table-cell>
          <table:table-cell office:value-type="float" office:value="34.75">
            <text:p>34.75</text:p>
          </table:table-cell>
          <table:table-cell office:value-type="float" office:value="54.125">
            <text:p>54.125</text:p>
          </table:table-cell>
          <table:table-cell office:value-type="float" office:value="81.125">
            <text:p>81.125</text:p>
          </table:table-cell>
          <table:table-cell office:value-type="float" office:value="0.224193548387097">
            <text:p>0.2241935484</text:p>
          </table:table-cell>
          <table:table-cell office:value-type="float" office:value="0.150347222222222">
            <text:p>0.1503472222</text:p>
          </table:table-cell>
          <table:table-cell office:value-type="float" office:value="0.0800839091806515">
            <text:p>0.0800839092</text:p>
          </table:table-cell>
          <table:table-cell office:value-type="float" office:value="1.8831924037461">
            <text:p>1.8831924037</text:p>
          </table:table-cell>
          <table:table-cell office:value-type="float" office:value="1.57051968074846">
            <text:p>1.5705196807</text:p>
          </table:table-cell>
          <table:table-cell office:value-type="float" office:value="1.2928640098512">
            <text:p>1.2928640099</text:p>
          </table:table-cell>
          <table:table-cell office:value-type="float" office:value="3.42663289257146">
            <text:p>3.4266328926</text:p>
          </table:table-cell>
          <table:table-cell office:value-type="float" office:value="4.94879502201189">
            <text:p>4.948795022</text:p>
          </table:table-cell>
          <table:table-cell office:value-type="float" office:value="8.99738565692078">
            <text:p>8.997385656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102">
            <text:p>1102</text:p>
          </table:table-cell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float" office:value="97.75">
            <text:p>97.75</text:p>
          </table:table-cell>
          <table:table-cell office:value-type="float" office:value="0.196629213483146">
            <text:p>0.1966292135</text:p>
          </table:table-cell>
          <table:table-cell office:value-type="float" office:value="0.181395348837209">
            <text:p>0.1813953488</text:p>
          </table:table-cell>
          <table:table-cell office:value-type="float" office:value="0.0887023593466425">
            <text:p>0.0887023593</text:p>
          </table:table-cell>
          <table:table-cell office:value-type="float" office:value="1.76398182047721">
            <text:p>1.7639818205</text:p>
          </table:table-cell>
          <table:table-cell office:value-type="float" office:value="1.69937609518659">
            <text:p>1.6993760952</text:p>
          </table:table-cell>
          <table:table-cell office:value-type="float" office:value="1.32587975047842">
            <text:p>1.3258797505</text:p>
          </table:table-cell>
          <table:table-cell office:value-type="float" office:value="3.86135884870175">
            <text:p>3.8613588487</text:p>
          </table:table-cell>
          <table:table-cell office:value-type="float" office:value="4.15814528973091">
            <text:p>4.1581452897</text:p>
          </table:table-cell>
          <table:table-cell office:value-type="float" office:value="8.15596893336857">
            <text:p>8.155968933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8">
            <text:p>468</text:p>
          </table:table-cell>
          <table:table-cell office:value-type="float" office:value="1327">
            <text:p>1327</text:p>
          </table:table-cell>
          <table:table-cell office:value-type="float" office:value="37.875">
            <text:p>37.875</text:p>
          </table:table-cell>
          <table:table-cell office:value-type="float" office:value="86.25">
            <text:p>86.25</text:p>
          </table:table-cell>
          <table:table-cell office:value-type="float" office:value="49.625">
            <text:p>49.625</text:p>
          </table:table-cell>
          <table:table-cell office:value-type="float" office:value="0.150297619047619">
            <text:p>0.150297619</text:p>
          </table:table-cell>
          <table:table-cell office:value-type="float" office:value="0.184294871794872">
            <text:p>0.1842948718</text:p>
          </table:table-cell>
          <table:table-cell office:value-type="float" office:value="0.0373963828183873">
            <text:p>0.0373963828</text:p>
          </table:table-cell>
          <table:table-cell office:value-type="float" office:value="1.57031684027778">
            <text:p>1.5703168403</text:p>
          </table:table-cell>
          <table:table-cell office:value-type="float" office:value="1.71160266683103">
            <text:p>1.7116026668</text:p>
          </table:table-cell>
          <table:table-cell office:value-type="float" office:value="1.13362837918224">
            <text:p>1.1336283792</text:p>
          </table:table-cell>
          <table:table-cell office:value-type="float" office:value="4.95031906453277">
            <text:p>4.9503190645</text:p>
          </table:table-cell>
          <table:table-cell office:value-type="float" office:value="4.09788477570279">
            <text:p>4.0978847757</text:p>
          </table:table-cell>
          <table:table-cell office:value-type="float" office:value="18.8795926685283">
            <text:p>18.879592668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364">
            <text:p>1364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95">
            <text:p>9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96480938416422">
            <text:p>0.0696480938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5327600811827">
            <text:p>1.2532760081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294819023147">
            <text:p>10.294819023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98">
            <text:p>698</text:p>
          </table:table-cell>
          <table:table-cell office:value-type="float" office:value="1689">
            <text:p>1689</text:p>
          </table:table-cell>
          <table:table-cell office:value-type="float" office:value="68.875">
            <text:p>68.875</text:p>
          </table:table-cell>
          <table:table-cell office:value-type="float" office:value="60.875">
            <text:p>60.875</text:p>
          </table:table-cell>
          <table:table-cell office:value-type="float" office:value="131.5">
            <text:p>131.5</text:p>
          </table:table-cell>
          <table:table-cell office:value-type="float" office:value="0.207454819277108">
            <text:p>0.2074548193</text:p>
          </table:table-cell>
          <table:table-cell office:value-type="float" office:value="0.0872134670487106">
            <text:p>0.087213467</text:p>
          </table:table-cell>
          <table:table-cell office:value-type="float" office:value="0.0778567199526347">
            <text:p>0.07785672</text:p>
          </table:table-cell>
          <table:table-cell office:value-type="float" office:value="1.81044537147082">
            <text:p>1.8104453715</text:p>
          </table:table-cell>
          <table:table-cell office:value-type="float" office:value="1.32015526478641">
            <text:p>1.3201552648</text:p>
          </table:table-cell>
          <table:table-cell office:value-type="float" office:value="1.28437939076412">
            <text:p>1.2843793908</text:p>
          </table:table-cell>
          <table:table-cell office:value-type="float" office:value="3.67688684569249">
            <text:p>3.6768868457</text:p>
          </table:table-cell>
          <table:table-cell office:value-type="float" office:value="8.28945231335958">
            <text:p>8.2894523134</text:p>
          </table:table-cell>
          <table:table-cell office:value-type="float" office:value="9.24509947832682">
            <text:p>9.245099478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88">
            <text:p>688</text:p>
          </table:table-cell>
          <table:table-cell office:value-type="float" office:value="1536">
            <text:p>1536</text:p>
          </table:table-cell>
          <table:table-cell office:value-type="float" office:value="61.375">
            <text:p>61.375</text:p>
          </table:table-cell>
          <table:table-cell office:value-type="float" office:value="87.375">
            <text:p>87.375</text:p>
          </table:table-cell>
          <table:table-cell office:value-type="float" office:value="173.75">
            <text:p>173.75</text:p>
          </table:table-cell>
          <table:table-cell office:value-type="float" office:value="0.176364942528736">
            <text:p>0.1763649425</text:p>
          </table:table-cell>
          <table:table-cell office:value-type="float" office:value="0.126998546511628">
            <text:p>0.1269985465</text:p>
          </table:table-cell>
          <table:table-cell office:value-type="float" office:value="0.113118489583333">
            <text:p>0.1131184896</text:p>
          </table:table-cell>
          <table:table-cell office:value-type="float" office:value="1.67824230103878">
            <text:p>1.678242301</text:p>
          </table:table-cell>
          <table:table-cell office:value-type="float" office:value="1.47610702919019">
            <text:p>1.4761070292</text:p>
          </table:table-cell>
          <table:table-cell office:value-type="float" office:value="1.42099446720547">
            <text:p>1.4209944672</text:p>
          </table:table-cell>
          <table:table-cell office:value-type="float" office:value="4.26738230393067">
            <text:p>4.2673823039</text:p>
          </table:table-cell>
          <table:table-cell office:value-type="float" office:value="5.79758357734549">
            <text:p>5.7975835773</text:p>
          </table:table-cell>
          <table:table-cell office:value-type="float" office:value="6.46800519422432">
            <text:p>6.468005194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13">
            <text:p>813</text:p>
          </table:table-cell>
          <table:table-cell office:value-type="float" office:value="2021">
            <text:p>2021</text:p>
          </table:table-cell>
          <table:table-cell office:value-type="float" office:value="13.75">
            <text:p>13.75</text:p>
          </table:table-cell>
          <table:table-cell office:value-type="float" office:value="59.875">
            <text:p>59.875</text:p>
          </table:table-cell>
          <table:table-cell office:value-type="float" office:value="209.75">
            <text:p>209.75</text:p>
          </table:table-cell>
          <table:table-cell office:value-type="float" office:value="0.0376712328767123">
            <text:p>0.0376712329</text:p>
          </table:table-cell>
          <table:table-cell office:value-type="float" office:value="0.0736469864698647">
            <text:p>0.0736469865</text:p>
          </table:table-cell>
          <table:table-cell office:value-type="float" office:value="0.103785254824344">
            <text:p>0.1037852548</text:p>
          </table:table-cell>
          <table:table-cell office:value-type="float" office:value="1.13463079376994">
            <text:p>1.1346307938</text:p>
          </table:table-cell>
          <table:table-cell office:value-type="float" office:value="1.26839525473207">
            <text:p>1.2683952547</text:p>
          </table:table-cell>
          <table:table-cell office:value-type="float" office:value="1.38436029495836">
            <text:p>1.384360295</text:p>
          </table:table-cell>
          <table:table-cell office:value-type="float" office:value="18.7443446228369">
            <text:p>18.7443446228</text:p>
          </table:table-cell>
          <table:table-cell office:value-type="float" office:value="9.7542213903333">
            <text:p>9.7542213903</text:p>
          </table:table-cell>
          <table:table-cell office:value-type="float" office:value="7.01953799024678">
            <text:p>7.019537990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823">
            <text:p>823</text:p>
          </table:table-cell>
          <table:table-cell office:value-type="float" office:value="2242">
            <text:p>2242</text:p>
          </table:table-cell>
          <table:table-cell office:value-type="float" office:value="48.5">
            <text:p>48.5</text:p>
          </table:table-cell>
          <table:table-cell office:value-type="float" office:value="58.25">
            <text:p>58.25</text:p>
          </table:table-cell>
          <table:table-cell office:value-type="float" office:value="183">
            <text:p>183</text:p>
          </table:table-cell>
          <table:table-cell office:value-type="float" office:value="0.141812865497076">
            <text:p>0.1418128655</text:p>
          </table:table-cell>
          <table:table-cell office:value-type="float" office:value="0.0707776427703524">
            <text:p>0.0707776428</text:p>
          </table:table-cell>
          <table:table-cell office:value-type="float" office:value="0.0816235504014273">
            <text:p>0.0816235504</text:p>
          </table:table-cell>
          <table:table-cell office:value-type="float" office:value="1.53576237132793">
            <text:p>1.5357623713</text:p>
          </table:table-cell>
          <table:table-cell office:value-type="float" office:value="1.25754032013984">
            <text:p>1.2575403201</text:p>
          </table:table-cell>
          <table:table-cell office:value-type="float" office:value="1.29874073820606">
            <text:p>1.2987407382</text:p>
          </table:table-cell>
          <table:table-cell office:value-type="float" office:value="5.22667506304949">
            <text:p>5.226675063</text:p>
          </table:table-cell>
          <table:table-cell office:value-type="float" office:value="10.1359307627018">
            <text:p>10.1359307627</text:p>
          </table:table-cell>
          <table:table-cell office:value-type="float" office:value="8.83404172734994">
            <text:p>8.834041727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1007">
            <text:p>1007</text:p>
          </table:table-cell>
          <table:table-cell office:value-type="float" office:value="2160">
            <text:p>2160</text:p>
          </table:table-cell>
          <table:table-cell office:value-type="float" office:value="72">
            <text:p>72</text:p>
          </table:table-cell>
          <table:table-cell office:value-type="float" office:value="78.25">
            <text:p>78.25</text:p>
          </table:table-cell>
          <table:table-cell office:value-type="float" office:value="62.625">
            <text:p>62.625</text:p>
          </table:table-cell>
          <table:table-cell office:value-type="float" office:value="0.219512195121951">
            <text:p>0.2195121951</text:p>
          </table:table-cell>
          <table:table-cell office:value-type="float" office:value="0.0777060575968222">
            <text:p>0.0777060576</text:p>
          </table:table-cell>
          <table:table-cell office:value-type="float" office:value="0.0289930555555556">
            <text:p>0.0289930556</text:p>
          </table:table-cell>
          <table:table-cell office:value-type="float" office:value="1.86273646638905">
            <text:p>1.8627364664</text:p>
          </table:table-cell>
          <table:table-cell office:value-type="float" office:value="1.28380613510787">
            <text:p>1.2838061351</text:p>
          </table:table-cell>
          <table:table-cell office:value-type="float" office:value="1.10312326509452">
            <text:p>1.1031232651</text:p>
          </table:table-cell>
          <table:table-cell office:value-type="float" office:value="3.49278862079116">
            <text:p>3.4927886208</text:p>
          </table:table-cell>
          <table:table-cell office:value-type="float" office:value="9.26236907857153">
            <text:p>9.2623690786</text:p>
          </table:table-cell>
          <table:table-cell office:value-type="float" office:value="24.2522745827576">
            <text:p>24.252274582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100">
            <text:p>1100</text:p>
          </table:table-cell>
          <table:table-cell office:value-type="float" office:value="2586">
            <text:p>2586</text:p>
          </table:table-cell>
          <table:table-cell office:value-type="float" office:value="88.5">
            <text:p>88.5</text:p>
          </table:table-cell>
          <table:table-cell office:value-type="float" office:value="174">
            <text:p>174</text:p>
          </table:table-cell>
          <table:table-cell office:value-type="float" office:value="88.5">
            <text:p>88.5</text:p>
          </table:table-cell>
          <table:table-cell office:value-type="float" office:value="0.245833333333333">
            <text:p>0.2458333333</text:p>
          </table:table-cell>
          <table:table-cell office:value-type="float" office:value="0.158181818181818">
            <text:p>0.1581818182</text:p>
          </table:table-cell>
          <table:table-cell office:value-type="float" office:value="0.0342227378190255">
            <text:p>0.0342227378</text:p>
          </table:table-cell>
          <table:table-cell office:value-type="float" office:value="1.97886736111111">
            <text:p>1.9788673611</text:p>
          </table:table-cell>
          <table:table-cell office:value-type="float" office:value="1.60267847933884">
            <text:p>1.6026784793</text:p>
          </table:table-cell>
          <table:table-cell office:value-type="float" office:value="1.1220751261029">
            <text:p>1.1220751261</text:p>
          </table:table-cell>
          <table:table-cell office:value-type="float" office:value="3.15346913910323">
            <text:p>3.1534691391</text:p>
          </table:table-cell>
          <table:table-cell office:value-type="float" office:value="4.72005910389572">
            <text:p>4.7200591039</text:p>
          </table:table-cell>
          <table:table-cell office:value-type="float" office:value="20.5986254982243">
            <text:p>20.598625498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16">
            <text:p>16</text:p>
          </table:table-cell>
          <table:table-cell office:value-type="float" office:value="372">
            <text:p>372</text:p>
          </table:table-cell>
          <table:table-cell office:value-type="float" office:value="1254">
            <text:p>1254</text:p>
          </table:table-cell>
          <table:table-cell office:value-type="float" office:value="2862">
            <text:p>2862</text:p>
          </table:table-cell>
          <table:table-cell office:value-type="float" office:value="112.625">
            <text:p>112.625</text:p>
          </table:table-cell>
          <table:table-cell office:value-type="float" office:value="152.25">
            <text:p>152.25</text:p>
          </table:table-cell>
          <table:table-cell office:value-type="float" office:value="121.625">
            <text:p>121.625</text:p>
          </table:table-cell>
          <table:table-cell office:value-type="float" office:value="0.302755376344086">
            <text:p>0.3027553763</text:p>
          </table:table-cell>
          <table:table-cell office:value-type="float" office:value="0.121411483253589">
            <text:p>0.1214114833</text:p>
          </table:table-cell>
          <table:table-cell office:value-type="float" office:value="0.0424965059399022">
            <text:p>0.0424965059</text:p>
          </table:table-cell>
          <table:table-cell office:value-type="float" office:value="2.23929902029859">
            <text:p>2.2392990203</text:p>
          </table:table-cell>
          <table:table-cell office:value-type="float" office:value="1.4538320579886">
            <text:p>1.453832058</text:p>
          </table:table-cell>
          <table:table-cell office:value-type="float" office:value="1.15227743870317">
            <text:p>1.1522774387</text:p>
          </table:table-cell>
          <table:table-cell office:value-type="float" office:value="2.62077714784022">
            <text:p>2.6207771478</text:p>
          </table:table-cell>
          <table:table-cell office:value-type="float" office:value="6.04903048227663">
            <text:p>6.0490304823</text:p>
          </table:table-cell>
          <table:table-cell office:value-type="float" office:value="16.6548560693822">
            <text:p>16.654856069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634">
            <text:p>634</text:p>
          </table:table-cell>
          <table:table-cell office:value-type="float" office:value="1302">
            <text:p>1302</text:p>
          </table:table-cell>
          <table:table-cell office:value-type="float" office:value="3038">
            <text:p>3038</text:p>
          </table:table-cell>
          <table:table-cell office:value-type="float" office:value="62.5">
            <text:p>62.5</text:p>
          </table:table-cell>
          <table:table-cell office:value-type="float" office:value="82.375">
            <text:p>82.375</text:p>
          </table:table-cell>
          <table:table-cell office:value-type="float" office:value="231">
            <text:p>231</text:p>
          </table:table-cell>
          <table:table-cell office:value-type="float" office:value="0.0985804416403785">
            <text:p>0.0985804416</text:p>
          </table:table-cell>
          <table:table-cell office:value-type="float" office:value="0.0632680491551459">
            <text:p>0.0632680492</text:p>
          </table:table-cell>
          <table:table-cell office:value-type="float" office:value="0.076036866359447">
            <text:p>0.0760368664</text:p>
          </table:table-cell>
          <table:table-cell office:value-type="float" office:value="1.36407902855039">
            <text:p>1.3640790286</text:p>
          </table:table-cell>
          <table:table-cell office:value-type="float" office:value="1.22928375028905">
            <text:p>1.2292837503</text:p>
          </table:table-cell>
          <table:table-cell office:value-type="float" office:value="1.27746097814776">
            <text:p>1.2774609781</text:p>
          </table:table-cell>
          <table:table-cell office:value-type="float" office:value="7.37242864871429">
            <text:p>7.3724286487</text:p>
          </table:table-cell>
          <table:table-cell office:value-type="float" office:value="11.298752613707">
            <text:p>11.2987526137</text:p>
          </table:table-cell>
          <table:table-cell office:value-type="float" office:value="9.45827652487662">
            <text:p>9.458276524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37">
            <text:p>737</text:p>
          </table:table-cell>
          <table:table-cell office:value-type="float" office:value="1366">
            <text:p>1366</text:p>
          </table:table-cell>
          <table:table-cell office:value-type="float" office:value="3081">
            <text:p>3081</text:p>
          </table:table-cell>
          <table:table-cell office:value-type="float" office:value="88.625">
            <text:p>88.625</text:p>
          </table:table-cell>
          <table:table-cell office:value-type="float" office:value="81.875">
            <text:p>81.875</text:p>
          </table:table-cell>
          <table:table-cell office:value-type="float" office:value="135.375">
            <text:p>135.375</text:p>
          </table:table-cell>
          <table:table-cell office:value-type="float" office:value="0.120251017639077">
            <text:p>0.1202510176</text:p>
          </table:table-cell>
          <table:table-cell office:value-type="float" office:value="0.0599377745241581">
            <text:p>0.0599377745</text:p>
          </table:table-cell>
          <table:table-cell office:value-type="float" office:value="0.0439386562804284">
            <text:p>0.0439386563</text:p>
          </table:table-cell>
          <table:table-cell office:value-type="float" office:value="1.44922076393351">
            <text:p>1.4492207639</text:p>
          </table:table-cell>
          <table:table-cell office:value-type="float" office:value="1.21682358299177">
            <text:p>1.216823583</text:p>
          </table:table-cell>
          <table:table-cell office:value-type="float" office:value="1.15756928379233">
            <text:p>1.1575692838</text:p>
          </table:table-cell>
          <table:table-cell office:value-type="float" office:value="6.10418487081321">
            <text:p>6.1041848708</text:p>
          </table:table-cell>
          <table:table-cell office:value-type="float" office:value="11.9076578226311">
            <text:p>11.9076578226</text:p>
          </table:table-cell>
          <table:table-cell office:value-type="float" office:value="16.1194284497335">
            <text:p>16.119428449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71">
            <text:p>771</text:p>
          </table:table-cell>
          <table:table-cell office:value-type="float" office:value="1514">
            <text:p>1514</text:p>
          </table:table-cell>
          <table:table-cell office:value-type="float" office:value="3567">
            <text:p>3567</text:p>
          </table:table-cell>
          <table:table-cell office:value-type="float" office:value="25.625">
            <text:p>25.625</text:p>
          </table:table-cell>
          <table:table-cell office:value-type="float" office:value="114.625">
            <text:p>114.625</text:p>
          </table:table-cell>
          <table:table-cell office:value-type="float" office:value="146.375">
            <text:p>146.375</text:p>
          </table:table-cell>
          <table:table-cell office:value-type="float" office:value="0.0332360570687419">
            <text:p>0.0332360571</text:p>
          </table:table-cell>
          <table:table-cell office:value-type="float" office:value="0.0757100396301189">
            <text:p>0.0757100396</text:p>
          </table:table-cell>
          <table:table-cell office:value-type="float" office:value="0.041035884496776">
            <text:p>0.0410358845</text:p>
          </table:table-cell>
          <table:table-cell office:value-type="float" office:value="1.11849128529997">
            <text:p>1.1184912853</text:p>
          </table:table-cell>
          <table:table-cell office:value-type="float" office:value="1.27621987850297">
            <text:p>1.2762198785</text:p>
          </table:table-cell>
          <table:table-cell office:value-type="float" office:value="1.14692612561892">
            <text:p>1.1469261256</text:p>
          </table:table-cell>
          <table:table-cell office:value-type="float" office:value="21.1999621678466">
            <text:p>21.1999621678</text:p>
          </table:table-cell>
          <table:table-cell office:value-type="float" office:value="9.49764593438764">
            <text:p>9.4976459344</text:p>
          </table:table-cell>
          <table:table-cell office:value-type="float" office:value="17.2354957128498">
            <text:p>17.235495712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875">
            <text:p>875</text:p>
          </table:table-cell>
          <table:table-cell office:value-type="float" office:value="1711">
            <text:p>1711</text:p>
          </table:table-cell>
          <table:table-cell office:value-type="float" office:value="3566">
            <text:p>3566</text:p>
          </table:table-cell>
          <table:table-cell office:value-type="float" office:value="90">
            <text:p>90</text:p>
          </table:table-cell>
          <table:table-cell office:value-type="float" office:value="29.75">
            <text:p>29.75</text:p>
          </table:table-cell>
          <table:table-cell office:value-type="float" office:value="299.875">
            <text:p>299.875</text:p>
          </table:table-cell>
          <table:table-cell office:value-type="float" office:value="0.102857142857143">
            <text:p>0.1028571429</text:p>
          </table:table-cell>
          <table:table-cell office:value-type="float" office:value="0.0173874926943308">
            <text:p>0.0173874927</text:p>
          </table:table-cell>
          <table:table-cell office:value-type="float" office:value="0.0840928210880538">
            <text:p>0.0840928211</text:p>
          </table:table-cell>
          <table:table-cell office:value-type="float" office:value="1.380736">
            <text:p>1.380736</text:p>
          </table:table-cell>
          <table:table-cell office:value-type="float" office:value="1.06144878123846">
            <text:p>1.0614487812</text:p>
          </table:table-cell>
          <table:table-cell office:value-type="float" office:value="1.30818521482294">
            <text:p>1.3081852148</text:p>
          </table:table-cell>
          <table:table-cell office:value-type="float" office:value="7.07985024640495">
            <text:p>7.0798502464</text:p>
          </table:table-cell>
          <table:table-cell office:value-type="float" office:value="0">
            <text:p>0</text:p>
          </table:table-cell>
          <table:table-cell office:value-type="float" office:value="8.58455408915489">
            <text:p>8.584554089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52">
            <text:p>852</text:p>
          </table:table-cell>
          <table:table-cell office:value-type="float" office:value="1686">
            <text:p>1686</text:p>
          </table:table-cell>
          <table:table-cell office:value-type="float" office:value="3855">
            <text:p>3855</text:p>
          </table:table-cell>
          <table:table-cell office:value-type="float" office:value="81">
            <text:p>81</text:p>
          </table:table-cell>
          <table:table-cell office:value-type="float" office:value="94.75">
            <text:p>94.75</text:p>
          </table:table-cell>
          <table:table-cell office:value-type="float" office:value="128.25">
            <text:p>128.25</text:p>
          </table:table-cell>
          <table:table-cell office:value-type="float" office:value="0.0950704225352113">
            <text:p>0.0950704225</text:p>
          </table:table-cell>
          <table:table-cell office:value-type="float" office:value="0.0561981020166074">
            <text:p>0.056198102</text:p>
          </table:table-cell>
          <table:table-cell office:value-type="float" office:value="0.0332684824902724">
            <text:p>0.0332684825</text:p>
          </table:table-cell>
          <table:table-cell office:value-type="float" office:value="1.35046171394565">
            <text:p>1.3504617139</text:p>
          </table:table-cell>
          <table:table-cell office:value-type="float" office:value="1.20288348133185">
            <text:p>1.2028834813</text:p>
          </table:table-cell>
          <table:table-cell office:value-type="float" office:value="1.11860900089328">
            <text:p>1.1186090009</text:p>
          </table:table-cell>
          <table:table-cell office:value-type="float" office:value="7.63220987373534">
            <text:p>7.6322098737</text:p>
          </table:table-cell>
          <table:table-cell office:value-type="float" office:value="12.6774118199616">
            <text:p>12.67741182</text:p>
          </table:table-cell>
          <table:table-cell office:value-type="float" office:value="21.1796335744346">
            <text:p>21.179633574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58">
            <text:p>858</text:p>
          </table:table-cell>
          <table:table-cell office:value-type="float" office:value="1883">
            <text:p>1883</text:p>
          </table:table-cell>
          <table:table-cell office:value-type="float" office:value="4657">
            <text:p>4657</text:p>
          </table:table-cell>
          <table:table-cell office:value-type="float" office:value="30.75">
            <text:p>30.75</text:p>
          </table:table-cell>
          <table:table-cell office:value-type="float" office:value="139.375">
            <text:p>139.375</text:p>
          </table:table-cell>
          <table:table-cell office:value-type="float" office:value="85.125">
            <text:p>85.125</text:p>
          </table:table-cell>
          <table:table-cell office:value-type="float" office:value="0.0358391608391608">
            <text:p>0.0358391608</text:p>
          </table:table-cell>
          <table:table-cell office:value-type="float" office:value="0.0740175252257037">
            <text:p>0.0740175252</text:p>
          </table:table-cell>
          <table:table-cell office:value-type="float" office:value="0.0182789349366545">
            <text:p>0.0182789349</text:p>
          </table:table-cell>
          <table:table-cell office:value-type="float" office:value="1.12795457601839">
            <text:p>1.127954576</text:p>
          </table:table-cell>
          <table:table-cell office:value-type="float" office:value="1.26979938260942">
            <text:p>1.2697993826</text:p>
          </table:table-cell>
          <table:table-cell office:value-type="float" office:value="1.06463114642463">
            <text:p>1.0646311464</text:p>
          </table:table-cell>
          <table:table-cell office:value-type="float" office:value="19.6850366547713">
            <text:p>19.6850366548</text:p>
          </table:table-cell>
          <table:table-cell office:value-type="float" office:value="9.70708533953057">
            <text:p>9.70708533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969">
            <text:p>969</text:p>
          </table:table-cell>
          <table:table-cell office:value-type="float" office:value="1912">
            <text:p>1912</text:p>
          </table:table-cell>
          <table:table-cell office:value-type="float" office:value="4485">
            <text:p>4485</text:p>
          </table:table-cell>
          <table:table-cell office:value-type="float" office:value="40.5">
            <text:p>40.5</text:p>
          </table:table-cell>
          <table:table-cell office:value-type="float" office:value="73">
            <text:p>73</text:p>
          </table:table-cell>
          <table:table-cell office:value-type="float" office:value="161">
            <text:p>161</text:p>
          </table:table-cell>
          <table:table-cell office:value-type="float" office:value="0.0417956656346749">
            <text:p>0.0417956656</text:p>
          </table:table-cell>
          <table:table-cell office:value-type="float" office:value="0.0381799163179916">
            <text:p>0.0381799163</text:p>
          </table:table-cell>
          <table:table-cell office:value-type="float" office:value="0.0358974358974359">
            <text:p>0.0358974359</text:p>
          </table:table-cell>
          <table:table-cell office:value-type="float" office:value="1.14970870994642">
            <text:p>1.1497087099</text:p>
          </table:table-cell>
          <table:table-cell office:value-type="float" office:value="1.13648681089267">
            <text:p>1.1364868109</text:p>
          </table:table-cell>
          <table:table-cell office:value-type="float" office:value="1.12816673241289">
            <text:p>1.1281667324</text:p>
          </table:table-cell>
          <table:table-cell office:value-type="float" office:value="16.9283966305609">
            <text:p>16.9283966306</text:p>
          </table:table-cell>
          <table:table-cell office:value-type="float" office:value="18.4991683714199">
            <text:p>18.4991683714</text:p>
          </table:table-cell>
          <table:table-cell office:value-type="float" office:value="19.6536364948115">
            <text:p>19.65363649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174">
            <text:p>1174</text:p>
          </table:table-cell>
          <table:table-cell office:value-type="float" office:value="2200">
            <text:p>2200</text:p>
          </table:table-cell>
          <table:table-cell office:value-type="float" office:value="4085">
            <text:p>4085</text:p>
          </table:table-cell>
          <table:table-cell office:value-type="float" office:value="88">
            <text:p>88</text:p>
          </table:table-cell>
          <table:table-cell office:value-type="float" office:value="104.875">
            <text:p>104.875</text:p>
          </table:table-cell>
          <table:table-cell office:value-type="float" office:value="287.25">
            <text:p>287.25</text:p>
          </table:table-cell>
          <table:table-cell office:value-type="float" office:value="0.0749574105621806">
            <text:p>0.0749574106</text:p>
          </table:table-cell>
          <table:table-cell office:value-type="float" office:value="0.0476704545454545">
            <text:p>0.0476704545</text:p>
          </table:table-cell>
          <table:table-cell office:value-type="float" office:value="0.0703182374541004">
            <text:p>0.0703182375</text:p>
          </table:table-cell>
          <table:table-cell office:value-type="float" office:value="1.27336341922808">
            <text:p>1.2733634192</text:p>
          </table:table-cell>
          <table:table-cell office:value-type="float" office:value="1.17130063649277">
            <text:p>1.1713006365</text:p>
          </table:table-cell>
          <table:table-cell office:value-type="float" office:value="1.25580535394591">
            <text:p>1.2558053539</text:p>
          </table:table-cell>
          <table:table-cell office:value-type="float" office:value="9.58961235950959">
            <text:p>9.5896123595</text:p>
          </table:table-cell>
          <table:table-cell office:value-type="float" office:value="14.8842775274405">
            <text:p>14.8842775274</text:p>
          </table:table-cell>
          <table:table-cell office:value-type="float" office:value="10.1999374848775">
            <text:p>10.199937484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146">
            <text:p>1146</text:p>
          </table:table-cell>
          <table:table-cell office:value-type="float" office:value="2178">
            <text:p>2178</text:p>
          </table:table-cell>
          <table:table-cell office:value-type="float" office:value="3859">
            <text:p>3859</text:p>
          </table:table-cell>
          <table:table-cell office:value-type="float" office:value="96.5">
            <text:p>96.5</text:p>
          </table:table-cell>
          <table:table-cell office:value-type="float" office:value="170.25">
            <text:p>170.25</text:p>
          </table:table-cell>
          <table:table-cell office:value-type="float" office:value="176.75">
            <text:p>176.75</text:p>
          </table:table-cell>
          <table:table-cell office:value-type="float" office:value="0.0842059336823735">
            <text:p>0.0842059337</text:p>
          </table:table-cell>
          <table:table-cell office:value-type="float" office:value="0.078168044077135">
            <text:p>0.0781680441</text:p>
          </table:table-cell>
          <table:table-cell office:value-type="float" office:value="0.0458020212490282">
            <text:p>0.0458020212</text:p>
          </table:table-cell>
          <table:table-cell office:value-type="float" office:value="1.30861842085225">
            <text:p>1.3086184209</text:p>
          </table:table-cell>
          <table:table-cell office:value-type="float" office:value="1.28556423077507">
            <text:p>1.2855642308</text:p>
          </table:table-cell>
          <table:table-cell office:value-type="float" office:value="1.16441881166657">
            <text:p>1.1644188117</text:p>
          </table:table-cell>
          <table:table-cell office:value-type="float" office:value="8.5734758420564">
            <text:p>8.5734758421</text:p>
          </table:table-cell>
          <table:table-cell office:value-type="float" office:value="9.20962491162804">
            <text:p>9.2096249116</text:p>
          </table:table-cell>
          <table:table-cell office:value-type="float" office:value="15.4775368882994">
            <text:p>15.477536888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258">
            <text:p>1258</text:p>
          </table:table-cell>
          <table:table-cell office:value-type="float" office:value="2304">
            <text:p>2304</text:p>
          </table:table-cell>
          <table:table-cell office:value-type="float" office:value="4149">
            <text:p>4149</text:p>
          </table:table-cell>
          <table:table-cell office:value-type="float" office:value="73.875">
            <text:p>73.875</text:p>
          </table:table-cell>
          <table:table-cell office:value-type="float" office:value="67.5">
            <text:p>67.5</text:p>
          </table:table-cell>
          <table:table-cell office:value-type="float" office:value="221.25">
            <text:p>221.25</text:p>
          </table:table-cell>
          <table:table-cell office:value-type="float" office:value="0.0587241653418124">
            <text:p>0.0587241653</text:p>
          </table:table-cell>
          <table:table-cell office:value-type="float" office:value="0.029296875">
            <text:p>0.029296875</text:p>
          </table:table-cell>
          <table:table-cell office:value-type="float" office:value="0.0533261026753435">
            <text:p>0.0533261027</text:p>
          </table:table-cell>
          <table:table-cell office:value-type="float" office:value="1.21229369278272">
            <text:p>1.2122936928</text:p>
          </table:table-cell>
          <table:table-cell office:value-type="float" office:value="1.10422134399414">
            <text:p>1.104221344</text:p>
          </table:table-cell>
          <table:table-cell office:value-type="float" office:value="1.19221495888772">
            <text:p>1.1922149589</text:p>
          </table:table-cell>
          <table:table-cell office:value-type="float" office:value="12.1467179038877">
            <text:p>12.1467179039</text:p>
          </table:table-cell>
          <table:table-cell office:value-type="float" office:value="24.0043294378248">
            <text:p>24.0043294378</text:p>
          </table:table-cell>
          <table:table-cell office:value-type="float" office:value="13.3418446836625">
            <text:p>13.341844683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314">
            <text:p>1314</text:p>
          </table:table-cell>
          <table:table-cell office:value-type="float" office:value="2510">
            <text:p>2510</text:p>
          </table:table-cell>
          <table:table-cell office:value-type="float" office:value="4183">
            <text:p>4183</text:p>
          </table:table-cell>
          <table:table-cell office:value-type="float" office:value="136.75">
            <text:p>136.75</text:p>
          </table:table-cell>
          <table:table-cell office:value-type="float" office:value="80.75">
            <text:p>80.75</text:p>
          </table:table-cell>
          <table:table-cell office:value-type="float" office:value="133">
            <text:p>133</text:p>
          </table:table-cell>
          <table:table-cell office:value-type="float" office:value="0.104071537290715">
            <text:p>0.1040715373</text:p>
          </table:table-cell>
          <table:table-cell office:value-type="float" office:value="0.0321713147410359">
            <text:p>0.0321713147</text:p>
          </table:table-cell>
          <table:table-cell office:value-type="float" office:value="0.0317953621802534">
            <text:p>0.0317953622</text:p>
          </table:table-cell>
          <table:table-cell office:value-type="float" office:value="1.38547891487065">
            <text:p>1.3854789149</text:p>
          </table:table-cell>
          <table:table-cell office:value-type="float" office:value="1.11462818883827">
            <text:p>1.1146281888</text:p>
          </table:table-cell>
          <table:table-cell office:value-type="float" office:value="1.11326521994099">
            <text:p>1.1132652199</text:p>
          </table:table-cell>
          <table:table-cell office:value-type="float" office:value="7.00115118096546">
            <text:p>7.001151181</text:p>
          </table:table-cell>
          <table:table-cell office:value-type="float" office:value="21.8902482915417">
            <text:p>21.8902482915</text:p>
          </table:table-cell>
          <table:table-cell office:value-type="float" office:value="22.1450262139539">
            <text:p>22.14502621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1332">
            <text:p>1332</text:p>
          </table:table-cell>
          <table:table-cell office:value-type="float" office:value="2706">
            <text:p>2706</text:p>
          </table:table-cell>
          <table:table-cell office:value-type="float" office:value="4680">
            <text:p>4680</text:p>
          </table:table-cell>
          <table:table-cell office:value-type="float" office:value="123.25">
            <text:p>123.25</text:p>
          </table:table-cell>
          <table:table-cell office:value-type="float" office:value="137">
            <text:p>137</text:p>
          </table:table-cell>
          <table:table-cell office:value-type="float" office:value="383.125">
            <text:p>383.125</text:p>
          </table:table-cell>
          <table:table-cell office:value-type="float" office:value="0.09253003003003">
            <text:p>0.09253003</text:p>
          </table:table-cell>
          <table:table-cell office:value-type="float" office:value="0.0506282335550628">
            <text:p>0.0506282336</text:p>
          </table:table-cell>
          <table:table-cell office:value-type="float" office:value="0.0818643162393162">
            <text:p>0.0818643162</text:p>
          </table:table-cell>
          <table:table-cell office:value-type="float" office:value="1.34063624576153">
            <text:p>1.3406362458</text:p>
          </table:table-cell>
          <table:table-cell office:value-type="float" office:value="1.18222272478722">
            <text:p>1.1822227248</text:p>
          </table:table-cell>
          <table:table-cell office:value-type="float" office:value="1.29966056873334">
            <text:p>1.2996605687</text:p>
          </table:table-cell>
          <table:table-cell office:value-type="float" office:value="7.83251359120361">
            <text:p>7.8325135912</text:p>
          </table:table-cell>
          <table:table-cell office:value-type="float" office:value="14.0346426091817">
            <text:p>14.0346426092</text:p>
          </table:table-cell>
          <table:table-cell office:value-type="float" office:value="8.80905360425197">
            <text:p>8.809053604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644">
            <text:p>1644</text:p>
          </table:table-cell>
          <table:table-cell office:value-type="float" office:value="2854">
            <text:p>2854</text:p>
          </table:table-cell>
          <table:table-cell office:value-type="float" office:value="5583">
            <text:p>5583</text:p>
          </table:table-cell>
          <table:table-cell office:value-type="float" office:value="139">
            <text:p>139</text:p>
          </table:table-cell>
          <table:table-cell office:value-type="float" office:value="162.25">
            <text:p>162.25</text:p>
          </table:table-cell>
          <table:table-cell office:value-type="float" office:value="246.625">
            <text:p>246.625</text:p>
          </table:table-cell>
          <table:table-cell office:value-type="float" office:value="0.0845498783454988">
            <text:p>0.0845498783</text:p>
          </table:table-cell>
          <table:table-cell office:value-type="float" office:value="0.0568500350385424">
            <text:p>0.056850035</text:p>
          </table:table-cell>
          <table:table-cell office:value-type="float" office:value="0.0441742790614365">
            <text:p>0.0441742791</text:p>
          </table:table-cell>
          <table:table-cell office:value-type="float" office:value="1.30993599078859">
            <text:p>1.3099359908</text:p>
          </table:table-cell>
          <table:table-cell office:value-type="float" office:value="1.20530969854331">
            <text:p>1.2053096985</text:p>
          </table:table-cell>
          <table:table-cell office:value-type="float" office:value="1.158434655899">
            <text:p>1.1584346559</text:p>
          </table:table-cell>
          <table:table-cell office:value-type="float" office:value="8.53997190626037">
            <text:p>8.5399719063</text:p>
          </table:table-cell>
          <table:table-cell office:value-type="float" office:value="12.5359349427039">
            <text:p>12.5359349427</text:p>
          </table:table-cell>
          <table:table-cell office:value-type="float" office:value="16.0352707673639">
            <text:p>16.035270767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1682">
            <text:p>1682</text:p>
          </table:table-cell>
          <table:table-cell office:value-type="float" office:value="2944">
            <text:p>2944</text:p>
          </table:table-cell>
          <table:table-cell office:value-type="float" office:value="5495">
            <text:p>5495</text:p>
          </table:table-cell>
          <table:table-cell office:value-type="float" office:value="77.125">
            <text:p>77.125</text:p>
          </table:table-cell>
          <table:table-cell office:value-type="float" office:value="133.125">
            <text:p>133.125</text:p>
          </table:table-cell>
          <table:table-cell office:value-type="float" office:value="525.5">
            <text:p>525.5</text:p>
          </table:table-cell>
          <table:table-cell office:value-type="float" office:value="0.0458531510107015">
            <text:p>0.045853151</text:p>
          </table:table-cell>
          <table:table-cell office:value-type="float" office:value="0.045219089673913">
            <text:p>0.0452190897</text:p>
          </table:table-cell>
          <table:table-cell office:value-type="float" office:value="0.0956323930846224">
            <text:p>0.0956323931</text:p>
          </table:table-cell>
          <table:table-cell office:value-type="float" office:value="1.16460695099437">
            <text:p>1.164606951</text:p>
          </table:table-cell>
          <table:table-cell office:value-type="float" office:value="1.16227455535773">
            <text:p>1.1622745554</text:p>
          </table:table-cell>
          <table:table-cell office:value-type="float" office:value="1.35263866282608">
            <text:p>1.3526386628</text:p>
          </table:table-cell>
          <table:table-cell office:value-type="float" office:value="15.46065900174">
            <text:p>15.4606590017</text:p>
          </table:table-cell>
          <table:table-cell office:value-type="float" office:value="15.6726597975971">
            <text:p>15.6726597976</text:p>
          </table:table-cell>
          <table:table-cell office:value-type="float" office:value="7.589336393197">
            <text:p>7.589336393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686">
            <text:p>1686</text:p>
          </table:table-cell>
          <table:table-cell office:value-type="float" office:value="3068">
            <text:p>3068</text:p>
          </table:table-cell>
          <table:table-cell office:value-type="float" office:value="6280">
            <text:p>6280</text:p>
          </table:table-cell>
          <table:table-cell office:value-type="float" office:value="60.75">
            <text:p>60.75</text:p>
          </table:table-cell>
          <table:table-cell office:value-type="float" office:value="151.75">
            <text:p>151.75</text:p>
          </table:table-cell>
          <table:table-cell office:value-type="float" office:value="241.375">
            <text:p>241.375</text:p>
          </table:table-cell>
          <table:table-cell office:value-type="float" office:value="0.0360320284697509">
            <text:p>0.0360320285</text:p>
          </table:table-cell>
          <table:table-cell office:value-type="float" office:value="0.0494621903520209">
            <text:p>0.0494621904</text:p>
          </table:table-cell>
          <table:table-cell office:value-type="float" office:value="0.0384355095541401">
            <text:p>0.0384355096</text:p>
          </table:table-cell>
          <table:table-cell office:value-type="float" office:value="1.12865678151239">
            <text:p>1.1286567815</text:p>
          </table:table-cell>
          <table:table-cell office:value-type="float" office:value="1.17791282244994">
            <text:p>1.1779128224</text:p>
          </table:table-cell>
          <table:table-cell office:value-type="float" office:value="1.13741976869308">
            <text:p>1.1374197687</text:p>
          </table:table-cell>
          <table:table-cell office:value-type="float" office:value="19.5815025646088">
            <text:p>19.5815025646</text:p>
          </table:table-cell>
          <table:table-cell office:value-type="float" office:value="14.3574624913049">
            <text:p>14.3574624913</text:p>
          </table:table-cell>
          <table:table-cell office:value-type="float" office:value="18.3784263768455">
            <text:p>18.378426376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2092">
            <text:p>2092</text:p>
          </table:table-cell>
          <table:table-cell office:value-type="float" office:value="3448">
            <text:p>3448</text:p>
          </table:table-cell>
          <table:table-cell office:value-type="float" office:value="6406">
            <text:p>6406</text:p>
          </table:table-cell>
          <table:table-cell office:value-type="float" office:value="100.25">
            <text:p>100.25</text:p>
          </table:table-cell>
          <table:table-cell office:value-type="float" office:value="265.625">
            <text:p>265.625</text:p>
          </table:table-cell>
          <table:table-cell office:value-type="float" office:value="369.125">
            <text:p>369.125</text:p>
          </table:table-cell>
          <table:table-cell office:value-type="float" office:value="0.0479206500956023">
            <text:p>0.0479206501</text:p>
          </table:table-cell>
          <table:table-cell office:value-type="float" office:value="0.0770374129930394">
            <text:p>0.077037413</text:p>
          </table:table-cell>
          <table:table-cell office:value-type="float" office:value="0.0576217608492039">
            <text:p>0.0576217608</text:p>
          </table:table-cell>
          <table:table-cell office:value-type="float" office:value="1.17222319719755">
            <text:p>1.1722231972</text:p>
          </table:table-cell>
          <table:table-cell office:value-type="float" office:value="1.28126308095693">
            <text:p>1.281263081</text:p>
          </table:table-cell>
          <table:table-cell office:value-type="float" office:value="1.208183886926">
            <text:p>1.2081838869</text:p>
          </table:table-cell>
          <table:table-cell office:value-type="float" office:value="14.8083477833148">
            <text:p>14.8083477833</text:p>
          </table:table-cell>
          <table:table-cell office:value-type="float" office:value="9.33982689118858">
            <text:p>9.3398268912</text:p>
          </table:table-cell>
          <table:table-cell office:value-type="float" office:value="12.3725984110529">
            <text:p>12.372598411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2172">
            <text:p>2172</text:p>
          </table:table-cell>
          <table:table-cell office:value-type="float" office:value="3568">
            <text:p>3568</text:p>
          </table:table-cell>
          <table:table-cell office:value-type="float" office:value="6658">
            <text:p>6658</text:p>
          </table:table-cell>
          <table:table-cell office:value-type="float" office:value="73.5">
            <text:p>73.5</text:p>
          </table:table-cell>
          <table:table-cell office:value-type="float" office:value="206.625">
            <text:p>206.625</text:p>
          </table:table-cell>
          <table:table-cell office:value-type="float" office:value="525.875">
            <text:p>525.875</text:p>
          </table:table-cell>
          <table:table-cell office:value-type="float" office:value="0.0338397790055249">
            <text:p>0.033839779</text:p>
          </table:table-cell>
          <table:table-cell office:value-type="float" office:value="0.0579105941704036">
            <text:p>0.0579105942</text:p>
          </table:table-cell>
          <table:table-cell office:value-type="float" office:value="0.0789839291078402">
            <text:p>0.0789839291</text:p>
          </table:table-cell>
          <table:table-cell office:value-type="float" office:value="1.1206836825799">
            <text:p>1.1206836826</text:p>
          </table:table-cell>
          <table:table-cell office:value-type="float" office:value="1.20926020795406">
            <text:p>1.209260208</text:p>
          </table:table-cell>
          <table:table-cell office:value-type="float" office:value="1.28867113554977">
            <text:p>1.2886711355</text:p>
          </table:table-cell>
          <table:table-cell office:value-type="float" office:value="20.8278577870599">
            <text:p>20.8278577871</text:p>
          </table:table-cell>
          <table:table-cell office:value-type="float" office:value="12.3125858242468">
            <text:p>12.3125858242</text:p>
          </table:table-cell>
          <table:table-cell office:value-type="float" office:value="9.11798313397031">
            <text:p>9.11798313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838">
            <text:p>1838</text:p>
          </table:table-cell>
          <table:table-cell office:value-type="float" office:value="3632">
            <text:p>3632</text:p>
          </table:table-cell>
          <table:table-cell office:value-type="float" office:value="7300">
            <text:p>7300</text:p>
          </table:table-cell>
          <table:table-cell office:value-type="float" office:value="135.75">
            <text:p>135.75</text:p>
          </table:table-cell>
          <table:table-cell office:value-type="float" office:value="231.75">
            <text:p>231.75</text:p>
          </table:table-cell>
          <table:table-cell office:value-type="float" office:value="267.5">
            <text:p>267.5</text:p>
          </table:table-cell>
          <table:table-cell office:value-type="float" office:value="0.0738574537540805">
            <text:p>0.0738574538</text:p>
          </table:table-cell>
          <table:table-cell office:value-type="float" office:value="0.0638078193832599">
            <text:p>0.0638078194</text:p>
          </table:table-cell>
          <table:table-cell office:value-type="float" office:value="0.0366438356164384">
            <text:p>0.0366438356</text:p>
          </table:table-cell>
          <table:table-cell office:value-type="float" office:value="1.26919273815035">
            <text:p>1.2691927382</text:p>
          </table:table-cell>
          <table:table-cell office:value-type="float" office:value="1.23130738595773">
            <text:p>1.231307386</text:p>
          </table:table-cell>
          <table:table-cell office:value-type="float" office:value="1.13088525520736">
            <text:p>1.1308852552</text:p>
          </table:table-cell>
          <table:table-cell office:value-type="float" office:value="9.72738994933733">
            <text:p>9.7273899493</text:p>
          </table:table-cell>
          <table:table-cell office:value-type="float" office:value="11.2060454341151">
            <text:p>11.2060454341</text:p>
          </table:table-cell>
          <table:table-cell office:value-type="float" office:value="19.2602870800068">
            <text:p>19.2602870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73">
            <text:p>1873</text:p>
          </table:table-cell>
          <table:table-cell office:value-type="float" office:value="3758">
            <text:p>3758</text:p>
          </table:table-cell>
          <table:table-cell office:value-type="float" office:value="7917">
            <text:p>7917</text:p>
          </table:table-cell>
          <table:table-cell office:value-type="float" office:value="105.25">
            <text:p>105.25</text:p>
          </table:table-cell>
          <table:table-cell office:value-type="float" office:value="255.375">
            <text:p>255.375</text:p>
          </table:table-cell>
          <table:table-cell office:value-type="float" office:value="222">
            <text:p>222</text:p>
          </table:table-cell>
          <table:table-cell office:value-type="float" office:value="0.056193272824346">
            <text:p>0.0561932728</text:p>
          </table:table-cell>
          <table:table-cell office:value-type="float" office:value="0.0679550292708888">
            <text:p>0.0679550293</text:p>
          </table:table-cell>
          <table:table-cell office:value-type="float" office:value="0.0280409245926487">
            <text:p>0.0280409246</text:p>
          </table:table-cell>
          <table:table-cell office:value-type="float" office:value="1.20286551535021">
            <text:p>1.2028655154</text:p>
          </table:table-cell>
          <table:table-cell office:value-type="float" office:value="1.2468936590144">
            <text:p>1.246893659</text:p>
          </table:table-cell>
          <table:table-cell office:value-type="float" office:value="1.09968437124021">
            <text:p>1.0996843712</text:p>
          </table:table-cell>
          <table:table-cell office:value-type="float" office:value="12.6784720550212">
            <text:p>12.678472055</text:p>
          </table:table-cell>
          <table:table-cell office:value-type="float" office:value="10.5428628044007">
            <text:p>10.5428628044</text:p>
          </table:table-cell>
          <table:table-cell office:value-type="float" office:value="25.064103351953">
            <text:p>25.06410335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316">
            <text:p>2316</text:p>
          </table:table-cell>
          <table:table-cell office:value-type="float" office:value="4245">
            <text:p>4245</text:p>
          </table:table-cell>
          <table:table-cell office:value-type="float" office:value="8965">
            <text:p>8965</text:p>
          </table:table-cell>
          <table:table-cell office:value-type="float" office:value="110">
            <text:p>110</text:p>
          </table:table-cell>
          <table:table-cell office:value-type="float" office:value="308.125">
            <text:p>308.125</text:p>
          </table:table-cell>
          <table:table-cell office:value-type="float" office:value="179.5">
            <text:p>179.5</text:p>
          </table:table-cell>
          <table:table-cell office:value-type="float" office:value="0.0474956822107081">
            <text:p>0.0474956822</text:p>
          </table:table-cell>
          <table:table-cell office:value-type="float" office:value="0.072585394581861">
            <text:p>0.0725853946</text:p>
          </table:table-cell>
          <table:table-cell office:value-type="float" office:value="0.0200223089793642">
            <text:p>0.020022309</text:p>
          </table:table-cell>
          <table:table-cell office:value-type="float" office:value="1.17065633380165">
            <text:p>1.1706563338</text:p>
          </table:table-cell>
          <table:table-cell office:value-type="float" office:value="1.26437541446946">
            <text:p>1.2643754145</text:p>
          </table:table-cell>
          <table:table-cell office:value-type="float" office:value="1.07086383142723">
            <text:p>1.0708638314</text:p>
          </table:table-cell>
          <table:table-cell office:value-type="float" office:value="14.9377922071399">
            <text:p>14.9377922071</text:p>
          </table:table-cell>
          <table:table-cell office:value-type="float" office:value="9.8919293464862">
            <text:p>9.8919293465</text:p>
          </table:table-cell>
          <table:table-cell office:value-type="float" office:value="34.9641720760209">
            <text:p>34.96417207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2246">
            <text:p>2246</text:p>
          </table:table-cell>
          <table:table-cell office:value-type="float" office:value="4440">
            <text:p>4440</text:p>
          </table:table-cell>
          <table:table-cell office:value-type="float" office:value="8792">
            <text:p>8792</text:p>
          </table:table-cell>
          <table:table-cell office:value-type="float" office:value="174">
            <text:p>174</text:p>
          </table:table-cell>
          <table:table-cell office:value-type="float" office:value="277.75">
            <text:p>277.75</text:p>
          </table:table-cell>
          <table:table-cell office:value-type="float" office:value="148.75">
            <text:p>148.75</text:p>
          </table:table-cell>
          <table:table-cell office:value-type="float" office:value="0.0774710596616207">
            <text:p>0.0774710597</text:p>
          </table:table-cell>
          <table:table-cell office:value-type="float" office:value="0.0625563063063063">
            <text:p>0.0625563063</text:p>
          </table:table-cell>
          <table:table-cell office:value-type="float" office:value="0.0169187898089172">
            <text:p>0.0169187898</text:p>
          </table:table-cell>
          <table:table-cell office:value-type="float" office:value="1.28291216838246">
            <text:p>1.2829121684</text:p>
          </table:table-cell>
          <table:table-cell office:value-type="float" office:value="1.2266171233311">
            <text:p>1.2266171233</text:p>
          </table:table-cell>
          <table:table-cell office:value-type="float" office:value="1.05977680541046">
            <text:p>1.0597768054</text:p>
          </table:table-cell>
          <table:table-cell office:value-type="float" office:value="9.28943963700653">
            <text:p>9.289439637</text:p>
          </table:table-cell>
          <table:table-cell office:value-type="float" office:value="11.4234415002018">
            <text:p>11.4234415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390">
            <text:p>2390</text:p>
          </table:table-cell>
          <table:table-cell office:value-type="float" office:value="4581">
            <text:p>4581</text:p>
          </table:table-cell>
          <table:table-cell office:value-type="float" office:value="8717">
            <text:p>8717</text:p>
          </table:table-cell>
          <table:table-cell office:value-type="float" office:value="198.75">
            <text:p>198.75</text:p>
          </table:table-cell>
          <table:table-cell office:value-type="float" office:value="301.375">
            <text:p>301.375</text:p>
          </table:table-cell>
          <table:table-cell office:value-type="float" office:value="-314.25">
            <text:p>-314.25</text:p>
          </table:table-cell>
          <table:table-cell office:value-type="float" office:value="0.0831589958158996">
            <text:p>0.0831589958</text:p>
          </table:table-cell>
          <table:table-cell office:value-type="float" office:value="0.0657880375463872">
            <text:p>0.0657880375</text:p>
          </table:table-cell>
          <table:table-cell office:value-type="float" office:value="-0.0360502466444878">
            <text:p>-0.0360502466</text:p>
          </table:table-cell>
          <table:table-cell office:value-type="float" office:value="1.30461070578246">
            <text:p>1.3046107058</text:p>
          </table:table-cell>
          <table:table-cell office:value-type="float" office:value="1.2387411405454">
            <text:p>1.2387411405</text:p>
          </table:table-cell>
          <table:table-cell office:value-type="float" office:value="0.876371392499224">
            <text:p>0.8763713925</text:p>
          </table:table-cell>
          <table:table-cell office:value-type="float" office:value="8.67716376072386">
            <text:p>8.6771637607</text:p>
          </table:table-cell>
          <table:table-cell office:value-type="float" office:value="10.8789606867641">
            <text:p>10.8789606868</text:p>
          </table:table-cell>
          <table:table-cell office:value-type="float" office:value="-18.8785577534024">
            <text:p>-18.878557753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2649">
            <text:p>2649</text:p>
          </table:table-cell>
          <table:table-cell office:value-type="float" office:value="4788">
            <text:p>4788</text:p>
          </table:table-cell>
          <table:table-cell office:value-type="float" office:value="8239">
            <text:p>8239</text:p>
          </table:table-cell>
          <table:table-cell office:value-type="float" office:value="231">
            <text:p>231</text:p>
          </table:table-cell>
          <table:table-cell office:value-type="float" office:value="213.625">
            <text:p>213.625</text:p>
          </table:table-cell>
          <table:table-cell office:value-type="float" office:value="-19.875">
            <text:p>-19.875</text:p>
          </table:table-cell>
          <table:table-cell office:value-type="float" office:value="0.087202718006795">
            <text:p>0.087202718</text:p>
          </table:table-cell>
          <table:table-cell office:value-type="float" office:value="0.0446167502088555">
            <text:p>0.0446167502</text:p>
          </table:table-cell>
          <table:table-cell office:value-type="float" office:value="-0.00241230731884938">
            <text:p>-0.0024123073</text:p>
          </table:table-cell>
          <table:table-cell office:value-type="float" office:value="1.32011396851822">
            <text:p>1.3201139685</text:p>
          </table:table-cell>
          <table:table-cell office:value-type="float" office:value="1.16006030835342">
            <text:p>1.1600603084</text:p>
          </table:table-cell>
          <table:table-cell office:value-type="float" office:value="0.991568330068164">
            <text:p>0.9915683301</text:p>
          </table:table-cell>
          <table:table-cell office:value-type="float" office:value="8.29043255838556">
            <text:p>8.2904325584</text:p>
          </table:table-cell>
          <table:table-cell office:value-type="float" office:value="15.8796343235215">
            <text:p>15.8796343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float" office:value="2824">
            <text:p>2824</text:p>
          </table:table-cell>
          <table:table-cell office:value-type="float" office:value="4903">
            <text:p>4903</text:p>
          </table:table-cell>
          <table:table-cell office:value-type="float" office:value="8040">
            <text:p>8040</text:p>
          </table:table-cell>
          <table:table-cell office:value-type="float" office:value="198.125">
            <text:p>198.125</text:p>
          </table:table-cell>
          <table:table-cell office:value-type="float" office:value="51.875">
            <text:p>51.875</text:p>
          </table:table-cell>
          <table:table-cell office:value-type="float" office:value="73.5">
            <text:p>73.5</text:p>
          </table:table-cell>
          <table:table-cell office:value-type="float" office:value="0.0701575779036827">
            <text:p>0.0701575779</text:p>
          </table:table-cell>
          <table:table-cell office:value-type="float" office:value="0.0105802569855191">
            <text:p>0.010580257</text:p>
          </table:table-cell>
          <table:table-cell office:value-type="float" office:value="0.00914179104477612">
            <text:p>0.009141791</text:p>
          </table:table-cell>
          <table:table-cell office:value-type="float" office:value="1.25519881070802">
            <text:p>1.2551988107</text:p>
          </table:table-cell>
          <table:table-cell office:value-type="float" office:value="1.03725030545156">
            <text:p>1.0372503055</text:p>
          </table:table-cell>
          <table:table-cell office:value-type="float" office:value="1.03216007044999">
            <text:p>1.0321600704</text:p>
          </table:table-cell>
          <table:table-cell office:value-type="float" office:value="10.2225191623829">
            <text:p>10.22251916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60">
            <text:p>60</text:p>
          </table:table-cell>
          <table:table-cell office:value-type="float" office:value="2816">
            <text:p>2816</text:p>
          </table:table-cell>
          <table:table-cell office:value-type="float" office:value="4876">
            <text:p>4876</text:p>
          </table:table-cell>
          <table:table-cell office:value-type="float" office:value="8684">
            <text:p>8684</text:p>
          </table:table-cell>
          <table:table-cell office:value-type="float" office:value="-372.125">
            <text:p>-372.125</text:p>
          </table:table-cell>
          <table:table-cell office:value-type="float" office:value="537.625">
            <text:p>537.625</text:p>
          </table:table-cell>
          <table:table-cell office:value-type="float" office:value="133">
            <text:p>133</text:p>
          </table:table-cell>
          <table:table-cell office:value-type="float" office:value="-0.132146661931818">
            <text:p>-0.1321466619</text:p>
          </table:table-cell>
          <table:table-cell office:value-type="float" office:value="0.110259433962264">
            <text:p>0.110259434</text:p>
          </table:table-cell>
          <table:table-cell office:value-type="float" office:value="0.0153155228005527">
            <text:p>0.0153155228</text:p>
          </table:table-cell>
          <table:table-cell office:value-type="float" office:value="0.571713654147692">
            <text:p>0.5717136541</text:p>
          </table:table-cell>
          <table:table-cell office:value-type="float" office:value="1.40973601871218">
            <text:p>1.4097360187</text:p>
          </table:table-cell>
          <table:table-cell office:value-type="float" office:value="1.0540640776697">
            <text:p>1.0540640777</text:p>
          </table:table-cell>
          <table:table-cell office:value-type="float" office:value="-4.89052945221159">
            <text:p>-4.8905294522</text:p>
          </table:table-cell>
          <table:table-cell office:value-type="float" office:value="6.62704444925601">
            <text:p>6.62704444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58">
            <text:p>58</text:p>
          </table:table-cell>
          <table:table-cell office:value-type="float" office:value="1920">
            <text:p>1920</text:p>
          </table:table-cell>
          <table:table-cell office:value-type="float" office:value="5040">
            <text:p>5040</text:p>
          </table:table-cell>
          <table:table-cell office:value-type="float" office:value="14980">
            <text:p>14980</text:p>
          </table:table-cell>
          <table:table-cell office:value-type="float" office:value="-95.625">
            <text:p>-95.625</text:p>
          </table:table-cell>
          <table:table-cell office:value-type="float" office:value="151.875">
            <text:p>151.875</text:p>
          </table:table-cell>
          <table:table-cell office:value-type="float" office:value="4739.75">
            <text:p>4739.75</text:p>
          </table:table-cell>
          <table:table-cell office:value-type="float" office:value="-0.0498046875">
            <text:p>-0.0498046875</text:p>
          </table:table-cell>
          <table:table-cell office:value-type="float" office:value="0.0301339285714286">
            <text:p>0.0301339286</text:p>
          </table:table-cell>
          <table:table-cell office:value-type="float" office:value="0.31640520694259">
            <text:p>0.3164052069</text:p>
          </table:table-cell>
          <table:table-cell office:value-type="float" office:value="0.830545387268066">
            <text:p>0.8305453873</text:p>
          </table:table-cell>
          <table:table-cell office:value-type="float" office:value="1.10724853515625">
            <text:p>1.1072485352</text:p>
          </table:table-cell>
          <table:table-cell office:value-type="float" office:value="2.30363824406062">
            <text:p>2.3036382441</text:p>
          </table:table-cell>
          <table:table-cell office:value-type="float" office:value="-13.5677836914041">
            <text:p>-13.5677836914</text:p>
          </table:table-cell>
          <table:table-cell office:value-type="float" office:value="23.3470762693647">
            <text:p>23.3470762694</text:p>
          </table:table-cell>
          <table:table-cell office:value-type="float" office:value="2.52140904429061">
            <text:p>2.521409044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1344">
            <text:p>1344</text:p>
          </table:table-cell>
          <table:table-cell office:value-type="float" office:value="5068">
            <text:p>5068</text:p>
          </table:table-cell>
          <table:table-cell office:value-type="float" office:value="24182">
            <text:p>24182</text:p>
          </table:table-cell>
          <table:table-cell office:value-type="float" office:value="313.75">
            <text:p>313.75</text:p>
          </table:table-cell>
          <table:table-cell office:value-type="float" office:value="165.625">
            <text:p>165.625</text:p>
          </table:table-cell>
          <table:table-cell office:value-type="float" office:value="4614.125">
            <text:p>4614.125</text:p>
          </table:table-cell>
          <table:table-cell office:value-type="float" office:value="0.23344494047619">
            <text:p>0.2334449405</text:p>
          </table:table-cell>
          <table:table-cell office:value-type="float" office:value="0.032680544593528">
            <text:p>0.0326805446</text:p>
          </table:table-cell>
          <table:table-cell office:value-type="float" office:value="0.190808245802663">
            <text:p>0.1908082458</text:p>
          </table:table-cell>
          <table:table-cell office:value-type="float" office:value="1.92387051052517">
            <text:p>1.9238705105</text:p>
          </table:table-cell>
          <table:table-cell office:value-type="float" office:value="1.11647522134741">
            <text:p>1.1164752213</text:p>
          </table:table-cell>
          <table:table-cell office:value-type="float" office:value="1.73918812217525">
            <text:p>1.7391881222</text:p>
          </table:table-cell>
          <table:table-cell office:value-type="float" office:value="3.30367386477411">
            <text:p>3.3036738648</text:p>
          </table:table-cell>
          <table:table-cell office:value-type="float" office:value="21.5544967047908">
            <text:p>21.5544967048</text:p>
          </table:table-cell>
          <table:table-cell office:value-type="float" office:value="3.96918142219975">
            <text:p>3.969181422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98">
            <text:p>98</text:p>
          </table:table-cell>
          <table:table-cell office:value-type="float" office:value="53">
            <text:p>53</text:p>
          </table:table-cell>
          <table:table-cell office:value-type="float" office:value="1408">
            <text:p>1408</text:p>
          </table:table-cell>
          <table:table-cell office:value-type="float" office:value="4857">
            <text:p>4857</text:p>
          </table:table-cell>
          <table:table-cell office:value-type="float" office:value="33812">
            <text:p>33812</text:p>
          </table:table-cell>
          <table:table-cell office:value-type="float" office:value="735.125">
            <text:p>735.125</text:p>
          </table:table-cell>
          <table:table-cell office:value-type="float" office:value="-34.5">
            <text:p>-34.5</text:p>
          </table:table-cell>
          <table:table-cell office:value-type="float" office:value="3905.375">
            <text:p>3905.375</text:p>
          </table:table-cell>
          <table:table-cell office:value-type="float" office:value="0.522105823863636">
            <text:p>0.5221058239</text:p>
          </table:table-cell>
          <table:table-cell office:value-type="float" office:value="-0.00710315009264978">
            <text:p>-0.0071031501</text:p>
          </table:table-cell>
          <table:table-cell office:value-type="float" office:value="0.115502632201585">
            <text:p>0.1155026322</text:p>
          </table:table-cell>
          <table:table-cell office:value-type="float" office:value="3.36165558649489">
            <text:p>3.3616555865</text:p>
          </table:table-cell>
          <table:table-cell office:value-type="float" office:value="0.975237865968554">
            <text:p>0.975237866</text:p>
          </table:table-cell>
          <table:table-cell office:value-type="float" office:value="1.43040729447472">
            <text:p>1.4304072945</text:p>
          </table:table-cell>
          <table:table-cell office:value-type="float" office:value="1.64997805932369">
            <text:p>1.6499780593</text:p>
          </table:table-cell>
          <table:table-cell office:value-type="float" office:value="0">
            <text:p>0</text:p>
          </table:table-cell>
          <table:table-cell office:value-type="float" office:value="6.34139866420236">
            <text:p>6.341398664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1530">
            <text:p>1530</text:p>
          </table:table-cell>
          <table:table-cell office:value-type="float" office:value="4902">
            <text:p>4902</text:p>
          </table:table-cell>
          <table:table-cell office:value-type="float" office:value="38520">
            <text:p>38520</text:p>
          </table:table-cell>
          <table:table-cell office:value-type="float" office:value="-31.875">
            <text:p>-31.875</text:p>
          </table:table-cell>
          <table:table-cell office:value-type="float" office:value="30.75">
            <text:p>30.75</text:p>
          </table:table-cell>
          <table:table-cell office:value-type="float" office:value="3022.75">
            <text:p>3022.75</text:p>
          </table:table-cell>
          <table:table-cell office:value-type="float" office:value="-0.0208333333333333">
            <text:p>-0.0208333333</text:p>
          </table:table-cell>
          <table:table-cell office:value-type="float" office:value="0.00627294981640147">
            <text:p>0.0062729498</text:p>
          </table:table-cell>
          <table:table-cell office:value-type="float" office:value="0.0784722222222222">
            <text:p>0.0784722222</text:p>
          </table:table-cell>
          <table:table-cell office:value-type="float" office:value="0.927934027777778">
            <text:p>0.9279340278</text:p>
          </table:table-cell>
          <table:table-cell office:value-type="float" office:value="1.02203245016023">
            <text:p>1.0220324502</text:p>
          </table:table-cell>
          <table:table-cell office:value-type="float" office:value="1.28672224151235">
            <text:p>1.2867222415</text:p>
          </table:table-cell>
          <table:table-cell office:value-type="float" office:value="-32.9232749929788">
            <text:p>-32.923274993</text:p>
          </table:table-cell>
          <table:table-cell office:value-type="float" office:value="0">
            <text:p>0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59">
            <text:p>59</text:p>
          </table:table-cell>
          <table:table-cell office:value-type="float" office:value="1071">
            <text:p>1071</text:p>
          </table:table-cell>
          <table:table-cell office:value-type="float" office:value="5862">
            <text:p>5862</text:p>
          </table:table-cell>
          <table:table-cell office:value-type="float" office:value="44940">
            <text:p>44940</text:p>
          </table:table-cell>
          <table:table-cell office:value-type="float" office:value="261.375">
            <text:p>261.375</text:p>
          </table:table-cell>
          <table:table-cell office:value-type="float" office:value="-158.375">
            <text:p>-158.375</text:p>
          </table:table-cell>
          <table:table-cell office:value-type="float" office:value="2166.75">
            <text:p>2166.75</text:p>
          </table:table-cell>
          <table:table-cell office:value-type="float" office:value="0.244047619047619">
            <text:p>0.244047619</text:p>
          </table:table-cell>
          <table:table-cell office:value-type="float" office:value="-0.0270172296144661">
            <text:p>-0.0270172296</text:p>
          </table:table-cell>
          <table:table-cell office:value-type="float" office:value="0.0482142857142857">
            <text:p>0.0482142857</text:p>
          </table:table-cell>
          <table:table-cell office:value-type="float" office:value="1.97090277777778">
            <text:p>1.9709027778</text:p>
          </table:table-cell>
          <table:table-cell office:value-type="float" office:value="0.906870360513609">
            <text:p>0.9068703605</text:p>
          </table:table-cell>
          <table:table-cell office:value-type="float" office:value="1.17330625">
            <text:p>1.17330625</text:p>
          </table:table-cell>
          <table:table-cell office:value-type="float" office:value="3.17418287951519">
            <text:p>3.1741828795</text:p>
          </table:table-cell>
          <table:table-cell office:value-type="float" office:value="-25.3075903823858">
            <text:p>-25.3075903824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1122">
            <text:p>1122</text:p>
          </table:table-cell>
          <table:table-cell office:value-type="float" office:value="6408">
            <text:p>6408</text:p>
          </table:table-cell>
          <table:table-cell office:value-type="float" office:value="43656">
            <text:p>43656</text:p>
          </table:table-cell>
          <table:table-cell office:value-type="float" office:value="599.25">
            <text:p>599.25</text:p>
          </table:table-cell>
          <table:table-cell office:value-type="float" office:value="886.5">
            <text:p>886.5</text:p>
          </table:table-cell>
          <table:table-cell office:value-type="float" office:value="508.25">
            <text:p>508.25</text:p>
          </table:table-cell>
          <table:table-cell office:value-type="float" office:value="0.534090909090909">
            <text:p>0.5340909091</text:p>
          </table:table-cell>
          <table:table-cell office:value-type="float" office:value="0.138342696629213">
            <text:p>0.1383426966</text:p>
          </table:table-cell>
          <table:table-cell office:value-type="float" office:value="0.0116421568627451">
            <text:p>0.0116421569</text:p>
          </table:table-cell>
          <table:table-cell office:value-type="float" office:value="3.42841425619835">
            <text:p>3.4284142562</text:p>
          </table:table-cell>
          <table:table-cell office:value-type="float" office:value="1.52171129355511">
            <text:p>1.5217112936</text:p>
          </table:table-cell>
          <table:table-cell office:value-type="float" office:value="1.04101320705978">
            <text:p>1.0410132071</text:p>
          </table:table-cell>
          <table:table-cell office:value-type="float" office:value="1.61973752958355">
            <text:p>1.6197375296</text:p>
          </table:table-cell>
          <table:table-cell office:value-type="float" office:value="5.34945460518972">
            <text:p>5.34945460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75">
            <text:p>75</text:p>
          </table:table-cell>
          <table:table-cell office:value-type="float" office:value="1632">
            <text:p>1632</text:p>
          </table:table-cell>
          <table:table-cell office:value-type="float" office:value="6162">
            <text:p>6162</text:p>
          </table:table-cell>
          <table:table-cell office:value-type="float" office:value="37236">
            <text:p>37236</text:p>
          </table:table-cell>
          <table:table-cell office:value-type="float" office:value="867">
            <text:p>867</text:p>
          </table:table-cell>
          <table:table-cell office:value-type="float" office:value="-424">
            <text:p>-424</text:p>
          </table:table-cell>
          <table:table-cell office:value-type="float" office:value="-989.75">
            <text:p>-989.75</text:p>
          </table:table-cell>
          <table:table-cell office:value-type="float" office:value="0.53125">
            <text:p>0.53125</text:p>
          </table:table-cell>
          <table:table-cell office:value-type="float" office:value="-0.0688088283024992">
            <text:p>-0.0688088283</text:p>
          </table:table-cell>
          <table:table-cell office:value-type="float" office:value="-0.0265804597701149">
            <text:p>-0.0265804598</text:p>
          </table:table-cell>
          <table:table-cell office:value-type="float" office:value="3.4125390625">
            <text:p>3.4125390625</text:p>
          </table:table-cell>
          <table:table-cell office:value-type="float" office:value="0.768449024451884">
            <text:p>0.7684490245</text:p>
          </table:table-cell>
          <table:table-cell office:value-type="float" office:value="0.908353171654115">
            <text:p>0.9083531717</text:p>
          </table:table-cell>
          <table:table-cell office:value-type="float" office:value="1.62678377379716">
            <text:p>1.6267837738</text:p>
          </table:table-cell>
          <table:table-cell office:value-type="float" office:value="-9.7228299005115">
            <text:p>-9.7228299005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office:value-type="float" office:value="2465">
            <text:p>2465</text:p>
          </table:table-cell>
          <table:table-cell office:value-type="float" office:value="6225">
            <text:p>6225</text:p>
          </table:table-cell>
          <table:table-cell office:value-type="float" office:value="38520">
            <text:p>38520</text:p>
          </table:table-cell>
          <table:table-cell office:value-type="float" office:value="-239.625">
            <text:p>-239.625</text:p>
          </table:table-cell>
          <table:table-cell office:value-type="float" office:value="196.875">
            <text:p>196.875</text:p>
          </table:table-cell>
          <table:table-cell office:value-type="float" office:value="3022.75">
            <text:p>3022.75</text:p>
          </table:table-cell>
          <table:table-cell office:value-type="float" office:value="-0.097210953346856">
            <text:p>-0.0972109533</text:p>
          </table:table-cell>
          <table:table-cell office:value-type="float" office:value="0.0316265060240964">
            <text:p>0.031626506</text:p>
          </table:table-cell>
          <table:table-cell office:value-type="float" office:value="0.0784722222222222">
            <text:p>0.0784722222</text:p>
          </table:table-cell>
          <table:table-cell office:value-type="float" office:value="0.678283603409189">
            <text:p>0.6782836034</text:p>
          </table:table-cell>
          <table:table-cell office:value-type="float" office:value="1.11265323341559">
            <text:p>1.1126532334</text:p>
          </table:table-cell>
          <table:table-cell office:value-type="float" office:value="1.28672224151235">
            <text:p>1.2867222415</text:p>
          </table:table-cell>
          <table:table-cell office:value-type="float" office:value="-6.77786062589332">
            <text:p>-6.7778606259</text:p>
          </table:table-cell>
          <table:table-cell office:value-type="float" office:value="22.2614288028035">
            <text:p>22.2614288028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2567">
            <text:p>2567</text:p>
          </table:table-cell>
          <table:table-cell office:value-type="float" office:value="8960">
            <text:p>8960</text:p>
          </table:table-cell>
          <table:table-cell office:value-type="float" office:value="44940">
            <text:p>44940</text:p>
          </table:table-cell>
          <table:table-cell office:value-type="float" office:value="-218.625">
            <text:p>-218.625</text:p>
          </table:table-cell>
          <table:table-cell office:value-type="float" office:value="1496">
            <text:p>1496</text:p>
          </table:table-cell>
          <table:table-cell office:value-type="float" office:value="2166.75">
            <text:p>2166.75</text:p>
          </table:table-cell>
          <table:table-cell office:value-type="float" office:value="-0.0851675107128944">
            <text:p>-0.0851675107</text:p>
          </table:table-cell>
          <table:table-cell office:value-type="float" office:value="0.166964285714286">
            <text:p>0.1669642857</text:p>
          </table:table-cell>
          <table:table-cell office:value-type="float" office:value="0.0482142857142857">
            <text:p>0.0482142857</text:p>
          </table:table-cell>
          <table:table-cell office:value-type="float" office:value="0.71613058207169">
            <text:p>0.7161305821</text:p>
          </table:table-cell>
          <table:table-cell office:value-type="float" office:value="1.6390140625">
            <text:p>1.6390140625</text:p>
          </table:table-cell>
          <table:table-cell office:value-type="float" office:value="1.17330625">
            <text:p>1.17330625</text:p>
          </table:table-cell>
          <table:table-cell office:value-type="float" office:value="-7.78691921160009">
            <text:p>-7.7869192116</text:p>
          </table:table-cell>
          <table:table-cell office:value-type="float" office:value="4.48912805089738">
            <text:p>4.4891280509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4">
            <text:p>44</text:p>
          </table:table-cell>
          <table:table-cell office:value-type="float" office:value="2244">
            <text:p>2244</text:p>
          </table:table-cell>
          <table:table-cell office:value-type="float" office:value="10112">
            <text:p>10112</text:p>
          </table:table-cell>
          <table:table-cell office:value-type="float" office:value="43656">
            <text:p>43656</text:p>
          </table:table-cell>
          <table:table-cell office:value-type="float" office:value="-165">
            <text:p>-165</text:p>
          </table:table-cell>
          <table:table-cell office:value-type="float" office:value="1216">
            <text:p>1216</text:p>
          </table:table-cell>
          <table:table-cell office:value-type="float" office:value="508.25">
            <text:p>508.25</text:p>
          </table:table-cell>
          <table:table-cell office:value-type="float" office:value="-0.0735294117647059">
            <text:p>-0.0735294118</text:p>
          </table:table-cell>
          <table:table-cell office:value-type="float" office:value="0.120253164556962">
            <text:p>0.1202531646</text:p>
          </table:table-cell>
          <table:table-cell office:value-type="float" office:value="0.0116421568627451">
            <text:p>0.0116421569</text:p>
          </table:table-cell>
          <table:table-cell office:value-type="float" office:value="0.753243944636678">
            <text:p>0.7532439446</text:p>
          </table:table-cell>
          <table:table-cell office:value-type="float" office:value="1.44922929017786">
            <text:p>1.4492292902</text:p>
          </table:table-cell>
          <table:table-cell office:value-type="float" office:value="1.04101320705978">
            <text:p>1.0410132071</text:p>
          </table:table-cell>
          <table:table-cell office:value-type="float" office:value="-9.07581701788944">
            <text:p>-9.0758170179</text:p>
          </table:table-cell>
          <table:table-cell office:value-type="float" office:value="6.10408185064938">
            <text:p>6.10408185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2057">
            <text:p>2057</text:p>
          </table:table-cell>
          <table:table-cell office:value-type="float" office:value="9920">
            <text:p>9920</text:p>
          </table:table-cell>
          <table:table-cell office:value-type="float" office:value="38520">
            <text:p>38520</text:p>
          </table:table-cell>
          <table:table-cell office:value-type="float" office:value="-47.625">
            <text:p>-47.625</text:p>
          </table:table-cell>
          <table:table-cell office:value-type="float" office:value="750">
            <text:p>750</text:p>
          </table:table-cell>
          <table:table-cell office:value-type="float" office:value="2995.875">
            <text:p>2995.875</text:p>
          </table:table-cell>
          <table:table-cell office:value-type="float" office:value="-0.0231526494895479">
            <text:p>-0.0231526495</text:p>
          </table:table-cell>
          <table:table-cell office:value-type="float" office:value="0.0756048387096774">
            <text:p>0.0756048387</text:p>
          </table:table-cell>
          <table:table-cell office:value-type="float" office:value="0.0777745327102804">
            <text:p>0.0777745327</text:p>
          </table:table-cell>
          <table:table-cell office:value-type="float" office:value="0.920016375336219">
            <text:p>0.9200163753</text:p>
          </table:table-cell>
          <table:table-cell office:value-type="float" office:value="1.27582047509105">
            <text:p>1.2758204751</text:p>
          </table:table-cell>
          <table:table-cell office:value-type="float" office:value="1.28406666524505">
            <text:p>1.2840666652</text:p>
          </table:table-cell>
          <table:table-cell office:value-type="float" office:value="-29.5902098394249">
            <text:p>-29.5902098394</text:p>
          </table:table-cell>
          <table:table-cell office:value-type="float" office:value="9.51039077566966">
            <text:p>9.5103907757</text:p>
          </table:table-cell>
          <table:table-cell office:value-type="float" office:value="9.25451186102971">
            <text:p>9.25451186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1">
            <text:p>21</text:p>
          </table:table-cell>
          <table:table-cell office:value-type="float" office:value="2703">
            <text:p>2703</text:p>
          </table:table-cell>
          <table:table-cell office:value-type="float" office:value="10710">
            <text:p>10710</text:p>
          </table:table-cell>
          <table:table-cell office:value-type="float" office:value="44940">
            <text:p>44940</text:p>
          </table:table-cell>
          <table:table-cell office:value-type="float" office:value="140.25">
            <text:p>140.25</text:p>
          </table:table-cell>
          <table:table-cell office:value-type="float" office:value="516.375">
            <text:p>516.375</text:p>
          </table:table-cell>
          <table:table-cell office:value-type="float" office:value="2166.75">
            <text:p>2166.75</text:p>
          </table:table-cell>
          <table:table-cell office:value-type="float" office:value="0.0518867924528302">
            <text:p>0.0518867925</text:p>
          </table:table-cell>
          <table:table-cell table:number-columns-repeated="2" office:value-type="float" office:value="0.0482142857142857">
            <text:p>0.0482142857</text:p>
          </table:table-cell>
          <table:table-cell office:value-type="float" office:value="1.18688056247775">
            <text:p>1.1868805625</text:p>
          </table:table-cell>
          <table:table-cell table:number-columns-repeated="2" office:value-type="float" office:value="1.17330625">
            <text:p>1.17330625</text:p>
          </table:table-cell>
          <table:table-cell office:value-type="float" office:value="13.7024883528063">
            <text:p>13.7024883528</text:p>
          </table:table-cell>
          <table:table-cell table:number-columns-repeated="2" office:value-type="float" office:value="14.7202397463358">
            <text:p>14.720239746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2941">
            <text:p>2941</text:p>
          </table:table-cell>
          <table:table-cell office:value-type="float" office:value="10582">
            <text:p>10582</text:p>
          </table:table-cell>
          <table:table-cell office:value-type="float" office:value="43656">
            <text:p>43656</text:p>
          </table:table-cell>
          <table:table-cell office:value-type="float" office:value="80.75">
            <text:p>80.75</text:p>
          </table:table-cell>
          <table:table-cell office:value-type="float" office:value="393.125">
            <text:p>393.125</text:p>
          </table:table-cell>
          <table:table-cell office:value-type="float" office:value="508.25">
            <text:p>508.25</text:p>
          </table:table-cell>
          <table:table-cell office:value-type="float" office:value="0.0274566473988439">
            <text:p>0.0274566474</text:p>
          </table:table-cell>
          <table:table-cell office:value-type="float" office:value="0.0371503496503496">
            <text:p>0.0371503497</text:p>
          </table:table-cell>
          <table:table-cell office:value-type="float" office:value="0.0116421568627451">
            <text:p>0.0116421569</text:p>
          </table:table-cell>
          <table:table-cell office:value-type="float" office:value="1.09757584616927">
            <text:p>1.0975758462</text:p>
          </table:table-cell>
          <table:table-cell office:value-type="float" office:value="1.13273131479534">
            <text:p>1.1327313148</text:p>
          </table:table-cell>
          <table:table-cell office:value-type="float" office:value="1.04101320705978">
            <text:p>1.0410132071</text:p>
          </table:table-cell>
          <table:table-cell office:value-type="float" office:value="25.5901589779144">
            <text:p>25.5901589779</text:p>
          </table:table-cell>
          <table:table-cell office:value-type="float" office:value="19.0023578145413">
            <text:p>19.00235781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2640">
            <text:p>2640</text:p>
          </table:table-cell>
          <table:table-cell office:value-type="float" office:value="9842">
            <text:p>9842</text:p>
          </table:table-cell>
          <table:table-cell office:value-type="float" office:value="37236">
            <text:p>37236</text:p>
          </table:table-cell>
          <table:table-cell office:value-type="float" office:value="-75">
            <text:p>-75</text:p>
          </table:table-cell>
          <table:table-cell office:value-type="float" office:value="180.375">
            <text:p>180.375</text:p>
          </table:table-cell>
          <table:table-cell office:value-type="float" office:value="-989.75">
            <text:p>-989.75</text:p>
          </table:table-cell>
          <table:table-cell office:value-type="float" office:value="-0.0284090909090909">
            <text:p>-0.0284090909</text:p>
          </table:table-cell>
          <table:table-cell office:value-type="float" office:value="0.0183270676691729">
            <text:p>0.0183270677</text:p>
          </table:table-cell>
          <table:table-cell office:value-type="float" office:value="-0.0265804597701149">
            <text:p>-0.0265804598</text:p>
          </table:table-cell>
          <table:table-cell office:value-type="float" office:value="0.902150051652893">
            <text:p>0.9021500517</text:p>
          </table:table-cell>
          <table:table-cell office:value-type="float" office:value="1.06480306440443">
            <text:p>1.0648030644</text:p>
          </table:table-cell>
          <table:table-cell office:value-type="float" office:value="0.908353171654115">
            <text:p>0.9083531717</text:p>
          </table:table-cell>
          <table:table-cell office:value-type="float" office:value="-24.0505424546661">
            <text:p>-24.0505424547</text:p>
          </table:table-cell>
          <table:table-cell office:value-type="float" office:value="0">
            <text:p>0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0">
            <text:p>70</text:p>
          </table:table-cell>
          <table:table-cell office:value-type="float" office:value="2420">
            <text:p>2420</text:p>
          </table:table-cell>
          <table:table-cell office:value-type="float" office:value="9280">
            <text:p>9280</text:p>
          </table:table-cell>
          <table:table-cell office:value-type="float" office:value="41302">
            <text:p>41302</text:p>
          </table:table-cell>
          <table:table-cell office:value-type="float" office:value="47.5">
            <text:p>47.5</text:p>
          </table:table-cell>
          <table:table-cell office:value-type="float" office:value="-168">
            <text:p>-168</text:p>
          </table:table-cell>
          <table:table-cell office:value-type="float" office:value="1444.5">
            <text:p>1444.5</text:p>
          </table:table-cell>
          <table:table-cell office:value-type="float" office:value="0.0196280991735537">
            <text:p>0.0196280992</text:p>
          </table:table-cell>
          <table:table-cell office:value-type="float" office:value="-0.0181034482758621">
            <text:p>-0.0181034483</text:p>
          </table:table-cell>
          <table:table-cell office:value-type="float" office:value="0.0349740932642487">
            <text:p>0.0349740933</text:p>
          </table:table-cell>
          <table:table-cell office:value-type="float" office:value="1.06945346117069">
            <text:p>1.0694534612</text:p>
          </table:table-cell>
          <table:table-cell office:value-type="float" office:value="0.937280291319857">
            <text:p>0.9372802913</text:p>
          </table:table-cell>
          <table:table-cell office:value-type="float" office:value="1.1248067733362">
            <text:p>1.1248067733</text:p>
          </table:table-cell>
          <table:table-cell table:number-columns-repeated="2" office:value-type="float" office:value="0">
            <text:p>0</text:p>
          </table:table-cell>
          <table:table-cell office:value-type="float" office:value="20.1634629113602">
            <text:p>20.163462911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float" office:value="3180">
            <text:p>3180</text:p>
          </table:table-cell>
          <table:table-cell office:value-type="float" office:value="10760">
            <text:p>10760</text:p>
          </table:table-cell>
          <table:table-cell office:value-type="float" office:value="45154">
            <text:p>45154</text:p>
          </table:table-cell>
          <table:table-cell office:value-type="float" office:value="165">
            <text:p>165</text:p>
          </table:table-cell>
          <table:table-cell office:value-type="float" office:value="250">
            <text:p>250</text:p>
          </table:table-cell>
          <table:table-cell office:value-type="float" office:value="712.25">
            <text:p>712.25</text:p>
          </table:table-cell>
          <table:table-cell office:value-type="float" office:value="0.0518867924528302">
            <text:p>0.0518867925</text:p>
          </table:table-cell>
          <table:table-cell office:value-type="float" office:value="0.0232342007434944">
            <text:p>0.0232342007</text:p>
          </table:table-cell>
          <table:table-cell office:value-type="float" office:value="0.0157737963414094">
            <text:p>0.0157737963</text:p>
          </table:table-cell>
          <table:table-cell office:value-type="float" office:value="1.18688056247775">
            <text:p>1.1868805625</text:p>
          </table:table-cell>
          <table:table-cell office:value-type="float" office:value="1.08237776564724">
            <text:p>1.0823777656</text:p>
          </table:table-cell>
          <table:table-cell office:value-type="float" office:value="1.05569595999093">
            <text:p>1.05569596</text:p>
          </table:table-cell>
          <table:table-cell office:value-type="float" office:value="13.7024883528063">
            <text:p>13.7024883528</text:p>
          </table:table-cell>
          <table:table-cell office:value-type="float" office:value="30.1783015466673">
            <text:p>30.17830154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58">
            <text:p>158</text:p>
          </table:table-cell>
          <table:table-cell office:value-type="float" office:value="3213">
            <text:p>3213</text:p>
          </table:table-cell>
          <table:table-cell office:value-type="float" office:value="10520">
            <text:p>10520</text:p>
          </table:table-cell>
          <table:table-cell office:value-type="float" office:value="40446">
            <text:p>40446</text:p>
          </table:table-cell>
          <table:table-cell office:value-type="float" office:value="15.125">
            <text:p>15.125</text:p>
          </table:table-cell>
          <table:table-cell office:value-type="float" office:value="270">
            <text:p>270</text:p>
          </table:table-cell>
          <table:table-cell office:value-type="float" office:value="189.875">
            <text:p>189.875</text:p>
          </table:table-cell>
          <table:table-cell office:value-type="float" office:value="0.00470743853096794">
            <text:p>0.0047074385</text:p>
          </table:table-cell>
          <table:table-cell office:value-type="float" office:value="0.0256653992395437">
            <text:p>0.0256653992</text:p>
          </table:table-cell>
          <table:table-cell office:value-type="float" office:value="0.00469453097957771">
            <text:p>0.004694531</text:p>
          </table:table-cell>
          <table:table-cell office:value-type="float" office:value="1.01651946841433">
            <text:p>1.0165194684</text:p>
          </table:table-cell>
          <table:table-cell office:value-type="float" office:value="1.09111997426593">
            <text:p>1.0911199743</text:p>
          </table:table-cell>
          <table:table-cell office:value-type="float" office:value="1.01647405412591">
            <text:p>1.0164740541</text:p>
          </table:table-cell>
          <table:table-cell office:value-type="float" office:value="0">
            <text:p>0</text:p>
          </table:table-cell>
          <table:table-cell office:value-type="float" office:value="27.3521777433901">
            <text:p>27.35217774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80">
            <text:p>180</text:p>
          </table:table-cell>
          <table:table-cell office:value-type="float" office:value="2771">
            <text:p>2771</text:p>
          </table:table-cell>
          <table:table-cell office:value-type="float" office:value="10406">
            <text:p>10406</text:p>
          </table:table-cell>
          <table:table-cell office:value-type="float" office:value="37236">
            <text:p>37236</text:p>
          </table:table-cell>
          <table:table-cell office:value-type="float" office:value="-26.125">
            <text:p>-26.125</text:p>
          </table:table-cell>
          <table:table-cell office:value-type="float" office:value="204.25">
            <text:p>204.25</text:p>
          </table:table-cell>
          <table:table-cell office:value-type="float" office:value="829.25">
            <text:p>829.25</text:p>
          </table:table-cell>
          <table:table-cell office:value-type="float" office:value="-0.00942800433056658">
            <text:p>-0.0094280043</text:p>
          </table:table-cell>
          <table:table-cell office:value-type="float" office:value="0.0196280991735537">
            <text:p>0.0196280992</text:p>
          </table:table-cell>
          <table:table-cell office:value-type="float" office:value="0.0222701149425287">
            <text:p>0.0222701149</text:p>
          </table:table-cell>
          <table:table-cell office:value-type="float" office:value="0.967176203883705">
            <text:p>0.9671762039</text:p>
          </table:table-cell>
          <table:table-cell office:value-type="float" office:value="1.06945346117069">
            <text:p>1.0694534612</text:p>
          </table:table-cell>
          <table:table-cell office:value-type="float" office:value="1.07891748001718">
            <text:p>1.07891748</text:p>
          </table:table-cell>
          <table:table-cell table:number-columns-repeated="2" office:value-type="float" office:value="0">
            <text:p>0</text:p>
          </table:table-cell>
          <table:table-cell office:value-type="float" office:value="31.4698457087302">
            <text:p>31.4698457087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2975">
            <text:p>2975</text:p>
          </table:table-cell>
          <table:table-cell office:value-type="float" office:value="12440">
            <text:p>12440</text:p>
          </table:table-cell>
          <table:table-cell office:value-type="float" office:value="41302">
            <text:p>41302</text:p>
          </table:table-cell>
          <table:table-cell office:value-type="float" office:value="-30.875">
            <text:p>-30.875</text:p>
          </table:table-cell>
          <table:table-cell office:value-type="float" office:value="685">
            <text:p>685</text:p>
          </table:table-cell>
          <table:table-cell office:value-type="float" office:value="1444.5">
            <text:p>1444.5</text:p>
          </table:table-cell>
          <table:table-cell office:value-type="float" office:value="-0.0103781512605042">
            <text:p>-0.0103781513</text:p>
          </table:table-cell>
          <table:table-cell office:value-type="float" office:value="0.055064308681672">
            <text:p>0.0550643087</text:p>
          </table:table-cell>
          <table:table-cell office:value-type="float" office:value="0.0349740932642487">
            <text:p>0.0349740933</text:p>
          </table:table-cell>
          <table:table-cell office:value-type="float" office:value="0.963887574394464">
            <text:p>0.9638875744</text:p>
          </table:table-cell>
          <table:table-cell office:value-type="float" office:value="1.19866795344341">
            <text:p>1.1986679534</text:p>
          </table:table-cell>
          <table:table-cell office:value-type="float" office:value="1.1248067733362">
            <text:p>1.1248067733</text:p>
          </table:table-cell>
          <table:table-cell office:value-type="float" office:value="0">
            <text:p>0</text:p>
          </table:table-cell>
          <table:table-cell office:value-type="float" office:value="12.9314351381529">
            <text:p>12.9314351382</text:p>
          </table:table-cell>
          <table:table-cell office:value-type="float" office:value="20.1634629113602">
            <text:p>20.163462911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204">
            <text:p>204</text:p>
          </table:table-cell>
          <table:table-cell office:value-type="float" office:value="3156">
            <text:p>3156</text:p>
          </table:table-cell>
          <table:table-cell office:value-type="float" office:value="13320">
            <text:p>13320</text:p>
          </table:table-cell>
          <table:table-cell office:value-type="float" office:value="45154">
            <text:p>45154</text:p>
          </table:table-cell>
          <table:table-cell office:value-type="float" office:value="-62.5">
            <text:p>-62.5</text:p>
          </table:table-cell>
          <table:table-cell office:value-type="float" office:value="500">
            <text:p>500</text:p>
          </table:table-cell>
          <table:table-cell office:value-type="float" office:value="93">
            <text:p>93</text:p>
          </table:table-cell>
          <table:table-cell office:value-type="float" office:value="-0.0198035487959442">
            <text:p>-0.0198035488</text:p>
          </table:table-cell>
          <table:table-cell office:value-type="float" office:value="0.0375375375375375">
            <text:p>0.0375375375</text:p>
          </table:table-cell>
          <table:table-cell office:value-type="float" office:value="0.0020596181955087">
            <text:p>0.0020596182</text:p>
          </table:table-cell>
          <table:table-cell office:value-type="float" office:value="0.931456253082225">
            <text:p>0.9314562531</text:p>
          </table:table-cell>
          <table:table-cell office:value-type="float" office:value="1.13414315216117">
            <text:p>1.1341431522</text:p>
          </table:table-cell>
          <table:table-cell office:value-type="float" office:value="1.00721697805742">
            <text:p>1.0072169781</text:p>
          </table:table-cell>
          <table:table-cell office:value-type="float" office:value="0">
            <text:p>0</text:p>
          </table:table-cell>
          <table:table-cell office:value-type="float" office:value="18.8098859802514">
            <text:p>18.80988598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266">
            <text:p>266</text:p>
          </table:table-cell>
          <table:table-cell office:value-type="float" office:value="174">
            <text:p>174</text:p>
          </table:table-cell>
          <table:table-cell office:value-type="float" office:value="3062">
            <text:p>3062</text:p>
          </table:table-cell>
          <table:table-cell office:value-type="float" office:value="13284">
            <text:p>13284</text:p>
          </table:table-cell>
          <table:table-cell office:value-type="float" office:value="40446">
            <text:p>40446</text:p>
          </table:table-cell>
          <table:table-cell office:value-type="float" office:value="-6.875">
            <text:p>-6.875</text:p>
          </table:table-cell>
          <table:table-cell office:value-type="float" office:value="38.5">
            <text:p>38.5</text:p>
          </table:table-cell>
          <table:table-cell office:value-type="float" office:value="-181.75">
            <text:p>-181.75</text:p>
          </table:table-cell>
          <table:table-cell office:value-type="float" office:value="-0.00224526453298498">
            <text:p>-0.0022452645</text:p>
          </table:table-cell>
          <table:table-cell office:value-type="float" office:value="0.00289822342667871">
            <text:p>0.0028982234</text:p>
          </table:table-cell>
          <table:table-cell office:value-type="float" office:value="-0.00449364584878604">
            <text:p>-0.0044936458</text:p>
          </table:table-cell>
          <table:table-cell office:value-type="float" office:value="0.992151454911686">
            <text:p>0.9921514549</text:p>
          </table:table-cell>
          <table:table-cell office:value-type="float" office:value="1.01016024540348">
            <text:p>1.0101602454</text:p>
          </table:table-cell>
          <table:table-cell office:value-type="float" office:value="0.984311817521157">
            <text:p>0.98431181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2749">
            <text:p>2749</text:p>
          </table:table-cell>
          <table:table-cell office:value-type="float" office:value="12744">
            <text:p>12744</text:p>
          </table:table-cell>
          <table:table-cell office:value-type="float" office:value="41302">
            <text:p>41302</text:p>
          </table:table-cell>
          <table:table-cell office:value-type="float" office:value="123.875">
            <text:p>123.875</text:p>
          </table:table-cell>
          <table:table-cell office:value-type="float" office:value="273.75">
            <text:p>273.75</text:p>
          </table:table-cell>
          <table:table-cell office:value-type="float" office:value="1444.5">
            <text:p>1444.5</text:p>
          </table:table-cell>
          <table:table-cell office:value-type="float" office:value="0.0450618406693343">
            <text:p>0.0450618407</text:p>
          </table:table-cell>
          <table:table-cell office:value-type="float" office:value="0.0214806967984934">
            <text:p>0.0214806968</text:p>
          </table:table-cell>
          <table:table-cell office:value-type="float" office:value="0.0349740932642487">
            <text:p>0.0349740933</text:p>
          </table:table-cell>
          <table:table-cell office:value-type="float" office:value="1.16169635853231">
            <text:p>1.1616963585</text:p>
          </table:table-cell>
          <table:table-cell office:value-type="float" office:value="1.07608682265123">
            <text:p>1.0760868227</text:p>
          </table:table-cell>
          <table:table-cell office:value-type="float" office:value="1.1248067733362">
            <text:p>1.1248067733</text:p>
          </table:table-cell>
          <table:table-cell office:value-type="float" office:value="15.7261597222906">
            <text:p>15.7261597223</text:p>
          </table:table-cell>
          <table:table-cell office:value-type="float" office:value="32.6137210111247">
            <text:p>32.6137210111</text:p>
          </table:table-cell>
          <table:table-cell office:value-type="float" office:value="20.1634629113602">
            <text:p>20.163462911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151">
            <text:p>151</text:p>
          </table:table-cell>
          <table:table-cell office:value-type="float" office:value="3034">
            <text:p>3034</text:p>
          </table:table-cell>
          <table:table-cell office:value-type="float" office:value="13505">
            <text:p>13505</text:p>
          </table:table-cell>
          <table:table-cell office:value-type="float" office:value="45154">
            <text:p>45154</text:p>
          </table:table-cell>
          <table:table-cell office:value-type="float" office:value="196.875">
            <text:p>196.875</text:p>
          </table:table-cell>
          <table:table-cell office:value-type="float" office:value="597.25">
            <text:p>597.25</text:p>
          </table:table-cell>
          <table:table-cell office:value-type="float" office:value="336.75">
            <text:p>336.75</text:p>
          </table:table-cell>
          <table:table-cell office:value-type="float" office:value="0.0648895847066579">
            <text:p>0.0648895847</text:p>
          </table:table-cell>
          <table:table-cell office:value-type="float" office:value="0.044224361347649">
            <text:p>0.0442243613</text:p>
          </table:table-cell>
          <table:table-cell office:value-type="float" office:value="0.00745781104664039">
            <text:p>0.007457811</text:p>
          </table:table-cell>
          <table:table-cell office:value-type="float" office:value="1.23536643655197">
            <text:p>1.2353664366</text:p>
          </table:table-cell>
          <table:table-cell office:value-type="float" office:value="1.15861862122452">
            <text:p>1.1586186212</text:p>
          </table:table-cell>
          <table:table-cell office:value-type="float" office:value="1.02621135179663">
            <text:p>1.0262113518</text:p>
          </table:table-cell>
          <table:table-cell office:value-type="float" office:value="11.024890420593">
            <text:p>11.0248904206</text:p>
          </table:table-cell>
          <table:table-cell office:value-type="float" office:value="16.0174983597788">
            <text:p>16.0174983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132">
            <text:p>132</text:p>
          </table:table-cell>
          <table:table-cell office:value-type="float" office:value="3087">
            <text:p>3087</text:p>
          </table:table-cell>
          <table:table-cell office:value-type="float" office:value="12387">
            <text:p>12387</text:p>
          </table:table-cell>
          <table:table-cell office:value-type="float" office:value="40446">
            <text:p>40446</text:p>
          </table:table-cell>
          <table:table-cell office:value-type="float" office:value="212.625">
            <text:p>212.625</text:p>
          </table:table-cell>
          <table:table-cell office:value-type="float" office:value="539.25">
            <text:p>539.25</text:p>
          </table:table-cell>
          <table:table-cell office:value-type="float" office:value="271.5">
            <text:p>271.5</text:p>
          </table:table-cell>
          <table:table-cell office:value-type="float" office:value="0.0688775510204082">
            <text:p>0.068877551</text:p>
          </table:table-cell>
          <table:table-cell office:value-type="float" office:value="0.0435335432308065">
            <text:p>0.0435335432</text:p>
          </table:table-cell>
          <table:table-cell office:value-type="float" office:value="0.00671265390891559">
            <text:p>0.0067126539</text:p>
          </table:table-cell>
          <table:table-cell office:value-type="float" office:value="1.25036989795918">
            <text:p>1.250369898</text:p>
          </table:table-cell>
          <table:table-cell office:value-type="float" office:value="1.15608193330483">
            <text:p>1.1560819333</text:p>
          </table:table-cell>
          <table:table-cell office:value-type="float" office:value="1.02358260573731">
            <text:p>1.0235826057</text:p>
          </table:table-cell>
          <table:table-cell office:value-type="float" office:value="10.4061965604345">
            <text:p>10.4061965604</text:p>
          </table:table-cell>
          <table:table-cell office:value-type="float" office:value="16.2662525071189">
            <text:p>16.26625250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263">
            <text:p>263</text:p>
          </table:table-cell>
          <table:table-cell office:value-type="float" office:value="121">
            <text:p>121</text:p>
          </table:table-cell>
          <table:table-cell office:value-type="float" office:value="3158">
            <text:p>3158</text:p>
          </table:table-cell>
          <table:table-cell office:value-type="float" office:value="12638">
            <text:p>12638</text:p>
          </table:table-cell>
          <table:table-cell office:value-type="float" office:value="39749">
            <text:p>39749</text:p>
          </table:table-cell>
          <table:table-cell office:value-type="float" office:value="192.625">
            <text:p>192.625</text:p>
          </table:table-cell>
          <table:table-cell office:value-type="float" office:value="826.285714285714">
            <text:p>826.2857142857</text:p>
          </table:table-cell>
          <table:table-cell office:value-type="float" office:value="2424.625">
            <text:p>2424.625</text:p>
          </table:table-cell>
          <table:table-cell office:value-type="float" office:value="0.060995883470551">
            <text:p>0.0609958835</text:p>
          </table:table-cell>
          <table:table-cell office:value-type="float" office:value="0.065381050347026">
            <text:p>0.0653810503</text:p>
          </table:table-cell>
          <table:table-cell office:value-type="float" office:value="0.0609983898966012">
            <text:p>0.0609983899</text:p>
          </table:table-cell>
          <table:table-cell office:value-type="float" office:value="1.22077776783562">
            <text:p>1.2207777678</text:p>
          </table:table-cell>
          <table:table-cell office:value-type="float" office:value="1.23721205243377">
            <text:p>1.2372120524</text:p>
          </table:table-cell>
          <table:table-cell office:value-type="float" office:value="1.22078713963526">
            <text:p>1.2207871396</text:p>
          </table:table-cell>
          <table:table-cell office:value-type="float" office:value="11.7069892149144">
            <text:p>11.7069892149</text:p>
          </table:table-cell>
          <table:table-cell office:value-type="float" office:value="10.9445681763098">
            <text:p>10.9445681763</text:p>
          </table:table-cell>
          <table:table-cell office:value-type="float" office:value="11.7065221380761">
            <text:p>11.706522138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59">
            <text:p>159</text:p>
          </table:table-cell>
          <table:table-cell office:value-type="float" office:value="3762">
            <text:p>3762</text:p>
          </table:table-cell>
          <table:table-cell office:value-type="float" office:value="14000">
            <text:p>14000</text:p>
          </table:table-cell>
          <table:table-cell office:value-type="float" office:value="47360">
            <text:p>47360</text:p>
          </table:table-cell>
          <table:table-cell office:value-type="float" office:value="264.857142857143">
            <text:p>264.8571428571</text:p>
          </table:table-cell>
          <table:table-cell office:value-type="float" office:value="-222">
            <text:p>-222</text:p>
          </table:table-cell>
          <table:table-cell office:value-type="float" office:value="3333.14285714286">
            <text:p>3333.1428571429</text:p>
          </table:table-cell>
          <table:table-cell office:value-type="float" office:value="0.0704032809295967">
            <text:p>0.0704032809</text:p>
          </table:table-cell>
          <table:table-cell office:value-type="float" office:value="-0.0158571428571429">
            <text:p>-0.0158571429</text:p>
          </table:table-cell>
          <table:table-cell office:value-type="float" office:value="0.070378861003861">
            <text:p>0.070378861</text:p>
          </table:table-cell>
          <table:table-cell office:value-type="float" office:value="1.25612646230627">
            <text:p>1.2561264623</text:p>
          </table:table-cell>
          <table:table-cell office:value-type="float" office:value="0.94499284">
            <text:p>0.94499284</text:p>
          </table:table-cell>
          <table:table-cell office:value-type="float" office:value="1.25603425430287">
            <text:p>1.2560342543</text:p>
          </table:table-cell>
          <table:table-cell office:value-type="float" office:value="10.1880258079176">
            <text:p>10.1880258079</text:p>
          </table:table-cell>
          <table:table-cell office:value-type="float" office:value="0">
            <text:p>0</text:p>
          </table:table-cell>
          <table:table-cell office:value-type="float" office:value="10.1914432575891">
            <text:p>10.1914432576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173">
            <text:p>173</text:p>
          </table:table-cell>
          <table:table-cell office:value-type="float" office:value="3947">
            <text:p>3947</text:p>
          </table:table-cell>
          <table:table-cell office:value-type="float" office:value="14272">
            <text:p>14272</text:p>
          </table:table-cell>
          <table:table-cell office:value-type="float" office:value="57275">
            <text:p>57275</text:p>
          </table:table-cell>
          <table:table-cell office:value-type="float" office:value="0">
            <text:p>0</text:p>
          </table:table-cell>
          <table:table-cell office:value-type="float" office:value="642.166666666667">
            <text:p>642.1666666667</text:p>
          </table:table-cell>
          <table:table-cell office:value-type="float" office:value="3291.83333333333">
            <text:p>3291.8333333333</text:p>
          </table:table-cell>
          <table:table-cell office:value-type="float" office:value="0">
            <text:p>0</text:p>
          </table:table-cell>
          <table:table-cell office:value-type="float" office:value="0.0449948617339312">
            <text:p>0.0449948617</text:p>
          </table:table-cell>
          <table:table-cell office:value-type="float" office:value="0.0574741743052524">
            <text:p>0.0574741743</text:p>
          </table:table-cell>
          <table:table-cell office:value-type="float" office:value="1.17">
            <text:p>1.17</text:p>
          </table:table-cell>
          <table:table-cell office:value-type="float" office:value="1.16145010973037">
            <text:p>1.1614501097</text:p>
          </table:table-cell>
          <table:table-cell office:value-type="float" office:value="1.20763404026404">
            <text:p>1.2076340403</text:p>
          </table:table-cell>
          <table:table-cell office:value-type="float" office:value="0">
            <text:p>0</text:p>
          </table:table-cell>
          <table:table-cell office:value-type="float" office:value="15.749061123616">
            <text:p>15.7490611236</text:p>
          </table:table-cell>
          <table:table-cell office:value-type="float" office:value="12.4034961187016">
            <text:p>12.403496118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74">
            <text:p>174</text:p>
          </table:table-cell>
          <table:table-cell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4072">
            <text:p>4072</text:p>
          </table:table-cell>
          <table:table-cell office:value-type="float" office:value="15234">
            <text:p>15234</text:p>
          </table:table-cell>
          <table:table-cell office:value-type="float" office:value="61135">
            <text:p>61135</text:p>
          </table:table-cell>
          <table:table-cell office:value-type="float" office:value="0">
            <text:p>0</text:p>
          </table:table-cell>
          <table:table-cell office:value-type="float" office:value="951">
            <text:p>951</text:p>
          </table:table-cell>
          <table:table-cell office:value-type="float" office:value="3816">
            <text:p>3816</text:p>
          </table:table-cell>
          <table:table-cell office:value-type="float" office:value="0">
            <text:p>0</text:p>
          </table:table-cell>
          <table:table-cell office:value-type="float" office:value="0.0624261520283576">
            <text:p>0.062426152</text:p>
          </table:table-cell>
          <table:table-cell office:value-type="float" office:value="0.0624192361167907">
            <text:p>0.0624192361</text:p>
          </table:table-cell>
          <table:table-cell office:value-type="float" office:value="1.05">
            <text:p>1.05</text:p>
          </table:table-cell>
          <table:table-cell office:value-type="float" office:value="1.2261297000351">
            <text:p>1.2261297</text:p>
          </table:table-cell>
          <table:table-cell office:value-type="float" office:value="1.22610380204208">
            <text:p>1.226103802</text:p>
          </table:table-cell>
          <table:table-cell office:value-type="float" office:value="0">
            <text:p>0</text:p>
          </table:table-cell>
          <table:table-cell office:value-type="float" office:value="11.4465503973574">
            <text:p>11.4465503974</text:p>
          </table:table-cell>
          <table:table-cell office:value-type="float" office:value="11.4477810133911">
            <text:p>11.447781013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5">
            <text:p>5</text:p>
          </table:table-cell>
          <table:table-cell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193">
            <text:p>193</text:p>
          </table:table-cell>
          <table:table-cell office:value-type="float" office:value="4129">
            <text:p>4129</text:p>
          </table:table-cell>
          <table:table-cell office:value-type="float" office:value="15083">
            <text:p>15083</text:p>
          </table:table-cell>
          <table:table-cell office:value-type="float" office:value="66772">
            <text:p>66772</text:p>
          </table:table-cell>
          <table:table-cell table:number-columns-repeated="6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1.01">
            <text:p>1.01</text:p>
          </table:table-cell>
          <table:table-cell office:value-type="float" office:value="1.32">
            <text:p>1.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5">
            <text:p>5</text:p>
          </table:table-cell>
          <table:table-cell office:value-type="float" office:value="211">
            <text:p>211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4186">
            <text:p>4186</text:p>
          </table:table-cell>
          <table:table-cell office:value-type="float" office:value="15294">
            <text:p>15294</text:p>
          </table:table-cell>
          <table:table-cell office:value-type="float" office:value="72928">
            <text:p>72928</text:p>
          </table:table-cell>
          <table:table-cell table:number-columns-repeated="6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1.28">
            <text:p>1.28</text:p>
          </table:table-cell>
          <table:table-cell office:value-type="float" office:value="1.32">
            <text:p>1.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5">
            <text:p>5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189">
            <text:p>189</text:p>
          </table:table-cell>
          <table:table-cell office:value-type="float" office:value="4245">
            <text:p>4245</text:p>
          </table:table-cell>
          <table:table-cell office:value-type="float" office:value="15402">
            <text:p>15402</text:p>
          </table:table-cell>
          <table:table-cell office:value-type="float" office:value="79653">
            <text:p>79653</text:p>
          </table:table-cell>
          <table:table-cell table:number-columns-repeated="6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0.97">
            <text:p>0.97</text:p>
          </table:table-cell>
          <table:table-cell office:value-type="float" office:value="1.32">
            <text:p>1.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4.75">
            <text:p>44.75</text:p>
          </table:table-cell>
          <table:table-cell office:value-type="float" office:value="2152.25">
            <text:p>2152.25</text:p>
          </table:table-cell>
          <table:table-cell office:value-type="float" office:value="12768.25">
            <text:p>12768.25</text:p>
          </table:table-cell>
          <table:table-cell office:value-type="float" office:value="14.6">
            <text:p>14.6</text:p>
          </table:table-cell>
          <table:table-cell table:number-columns-repeated="3" office:value-type="float" office:value="5">
            <text:p>5</text:p>
          </table:table-cell>
          <table:table-cell office:value-type="float" office:value="163">
            <text:p>163</text:p>
          </table:table-cell>
          <table:table-cell office:value-type="float" office:value="236">
            <text:p>236</text:p>
          </table:table-cell>
          <table:table-cell office:value-type="float" office:value="163">
            <text:p>163</text:p>
          </table:table-cell>
          <table:table-cell office:value-type="float" office:value="4304">
            <text:p>4304</text:p>
          </table:table-cell>
          <table:table-cell office:value-type="float" office:value="16079">
            <text:p>16079</text:p>
          </table:table-cell>
          <table:table-cell office:value-type="float" office:value="86997">
            <text:p>86997</text:p>
          </table:table-cell>
          <table:table-cell table:number-columns-repeated="6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0.98">
            <text:p>0.98</text:p>
          </table:table-cell>
          <table:table-cell office:value-type="float" office:value="1.32">
            <text:p>1.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3.6666666666667">
            <text:p>43.6666666667</text:p>
          </table:table-cell>
          <table:table-cell office:value-type="float" office:value="2195.33333333333">
            <text:p>2195.3333333333</text:p>
          </table:table-cell>
          <table:table-cell office:value-type="float" office:value="13986.6666666667">
            <text:p>13986.6666666667</text:p>
          </table:table-cell>
          <table:table-cell office:value-type="float" office:value="14.26">
            <text:p>14.26</text:p>
          </table:table-cell>
          <table:table-cell table:number-columns-repeated="3" office:value-type="float" office:value="5">
            <text:p>5</text:p>
          </table:table-cell>
          <table:table-cell office:value-type="float" office:value="175">
            <text:p>175</text:p>
          </table:table-cell>
          <table:table-cell office:value-type="float" office:value="365">
            <text:p>365</text:p>
          </table:table-cell>
          <table:table-cell office:value-type="float" office:value="175">
            <text:p>175</text:p>
          </table:table-cell>
          <table:table-cell office:value-type="float" office:value="4365">
            <text:p>4365</text:p>
          </table:table-cell>
          <table:table-cell office:value-type="float" office:value="16083">
            <text:p>16083</text:p>
          </table:table-cell>
          <table:table-cell office:value-type="float" office:value="95018">
            <text:p>95018</text:p>
          </table:table-cell>
          <table:table-cell table:number-columns-repeated="6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0.98">
            <text:p>0.98</text:p>
          </table:table-cell>
          <table:table-cell office:value-type="float" office:value="1.32">
            <text:p>1.32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4" table:number-columns-repeated="4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float" office:value="0.98">
            <text:p>0.98</text:p>
          </table:table-cell>
          <table:table-cell office:value-type="float" office:value="1.05">
            <text:p>1.05</text:p>
          </table:table-cell>
          <table:table-cell office:value-type="float" office:value="1.32">
            <text:p>1.3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2">
            <text:p>2.2</text:p>
          </table:table-cell>
          <table:table-cell office:value-type="float" office:value="5.4">
            <text:p>5.4</text:p>
          </table:table-cell>
          <table:table-cell office:value-type="float" office:value="16.8">
            <text:p>16.8</text:p>
          </table:table-cell>
          <table:table-cell office:value-type="float" office:value="2216">
            <text:p>2216</text:p>
          </table:table-cell>
          <table:table-cell office:value-type="float" office:value="4202">
            <text:p>4202</text:p>
          </table:table-cell>
          <table:table-cell office:value-type="float" office:value="10063">
            <text:p>100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2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27:13.11</dc:date>
    <dc:creator>Liam Widdess</dc:creator>
    <meta:editing-duration>P2DT3H30M51S</meta:editing-duration>
    <meta:editing-cycles>185</meta:editing-cycles>
    <meta:generator>OpenOffice/4.1.7$Win32 OpenOffice.org_project/417m1$Build-9800</meta:generator>
    <meta:document-statistic meta:table-count="8" meta:cell-count="706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3cm" svg:width="31.251cm" svg:height="12.855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1">
                <text:p>11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4">
                <text:p>16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3">
                <text:p>353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8">
                <text:p>468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98">
                <text:p>698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88">
                <text:p>68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13">
                <text:p>813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823">
                <text:p>823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1007">
                <text:p>1007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100">
                <text:p>1100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254">
                <text:p>1254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34">
                <text:p>634</text:p>
              </table:table-cell>
              <table:table-cell office:value-type="float" office:value="1302">
                <text:p>1302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37">
                <text:p>737</text:p>
              </table:table-cell>
              <table:table-cell office:value-type="float" office:value="1366">
                <text:p>1366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71">
                <text:p>771</text:p>
              </table:table-cell>
              <table:table-cell office:value-type="float" office:value="1514">
                <text:p>1514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75">
                <text:p>875</text:p>
              </table:table-cell>
              <table:table-cell office:value-type="float" office:value="1711">
                <text:p>1711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52">
                <text:p>852</text:p>
              </table:table-cell>
              <table:table-cell office:value-type="float" office:value="1686">
                <text:p>1686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58">
                <text:p>858</text:p>
              </table:table-cell>
              <table:table-cell office:value-type="float" office:value="1883">
                <text:p>1883</text:p>
              </table:table-cell>
              <table:table-cell office:value-type="float" office:value="4657">
                <text:p>4657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69">
                <text:p>969</text:p>
              </table:table-cell>
              <table:table-cell office:value-type="float" office:value="1912">
                <text:p>1912</text:p>
              </table:table-cell>
              <table:table-cell office:value-type="float" office:value="4485">
                <text:p>4485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174">
                <text:p>1174</text:p>
              </table:table-cell>
              <table:table-cell office:value-type="float" office:value="2200">
                <text:p>2200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146">
                <text:p>1146</text:p>
              </table:table-cell>
              <table:table-cell office:value-type="float" office:value="2178">
                <text:p>2178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258">
                <text:p>1258</text:p>
              </table:table-cell>
              <table:table-cell office:value-type="float" office:value="2304">
                <text:p>2304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314">
                <text:p>1314</text:p>
              </table:table-cell>
              <table:table-cell office:value-type="float" office:value="2510">
                <text:p>2510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706">
                <text:p>2706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644">
                <text:p>1644</text:p>
              </table:table-cell>
              <table:table-cell office:value-type="float" office:value="2854">
                <text:p>2854</text:p>
              </table:table-cell>
              <table:table-cell office:value-type="float" office:value="5583">
                <text:p>5583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82">
                <text:p>1682</text:p>
              </table:table-cell>
              <table:table-cell office:value-type="float" office:value="2944">
                <text:p>2944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86">
                <text:p>1686</text:p>
              </table:table-cell>
              <table:table-cell office:value-type="float" office:value="3068">
                <text:p>3068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092">
                <text:p>2092</text:p>
              </table:table-cell>
              <table:table-cell office:value-type="float" office:value="3448">
                <text:p>3448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172">
                <text:p>2172</text:p>
              </table:table-cell>
              <table:table-cell office:value-type="float" office:value="3568">
                <text:p>3568</text:p>
              </table:table-cell>
              <table:table-cell office:value-type="float" office:value="6658">
                <text:p>665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38">
                <text:p>1838</text:p>
              </table:table-cell>
              <table:table-cell office:value-type="float" office:value="3632">
                <text:p>3632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73">
                <text:p>1873</text:p>
              </table:table-cell>
              <table:table-cell office:value-type="float" office:value="3758">
                <text:p>3758</text:p>
              </table:table-cell>
              <table:table-cell office:value-type="float" office:value="7917">
                <text:p>7917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316">
                <text:p>2316</text:p>
              </table:table-cell>
              <table:table-cell office:value-type="float" office:value="4245">
                <text:p>4245</text:p>
              </table:table-cell>
              <table:table-cell office:value-type="float" office:value="8965">
                <text:p>8965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46">
                <text:p>2246</text:p>
              </table:table-cell>
              <table:table-cell office:value-type="float" office:value="4440">
                <text:p>4440</text:p>
              </table:table-cell>
              <table:table-cell office:value-type="float" office:value="8792">
                <text:p>879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390">
                <text:p>2390</text:p>
              </table:table-cell>
              <table:table-cell office:value-type="float" office:value="4581">
                <text:p>4581</text:p>
              </table:table-cell>
              <table:table-cell office:value-type="float" office:value="8717">
                <text:p>871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649">
                <text:p>2649</text:p>
              </table:table-cell>
              <table:table-cell office:value-type="float" office:value="4788">
                <text:p>4788</text:p>
              </table:table-cell>
              <table:table-cell office:value-type="float" office:value="8239">
                <text:p>8239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824">
                <text:p>2824</text:p>
              </table:table-cell>
              <table:table-cell office:value-type="float" office:value="4903">
                <text:p>4903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16">
                <text:p>2816</text:p>
              </table:table-cell>
              <table:table-cell office:value-type="float" office:value="4876">
                <text:p>4876</text:p>
              </table:table-cell>
              <table:table-cell office:value-type="float" office:value="8684">
                <text:p>8684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920">
                <text:p>1920</text:p>
              </table:table-cell>
              <table:table-cell office:value-type="float" office:value="5040">
                <text:p>5040</text:p>
              </table:table-cell>
              <table:table-cell office:value-type="float" office:value="14980">
                <text:p>14980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344">
                <text:p>1344</text:p>
              </table:table-cell>
              <table:table-cell office:value-type="float" office:value="5068">
                <text:p>5068</text:p>
              </table:table-cell>
              <table:table-cell office:value-type="float" office:value="24182">
                <text:p>2418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408">
                <text:p>1408</text:p>
              </table:table-cell>
              <table:table-cell office:value-type="float" office:value="4857">
                <text:p>4857</text:p>
              </table:table-cell>
              <table:table-cell office:value-type="float" office:value="33812">
                <text:p>3381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530">
                <text:p>1530</text:p>
              </table:table-cell>
              <table:table-cell office:value-type="float" office:value="4902">
                <text:p>4902</text:p>
              </table:table-cell>
              <table:table-cell office:value-type="float" office:value="38520">
                <text:p>3852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71">
                <text:p>1071</text:p>
              </table:table-cell>
              <table:table-cell office:value-type="float" office:value="5862">
                <text:p>5862</text:p>
              </table:table-cell>
              <table:table-cell office:value-type="float" office:value="44940">
                <text:p>44940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122">
                <text:p>1122</text:p>
              </table:table-cell>
              <table:table-cell office:value-type="float" office:value="6408">
                <text:p>6408</text:p>
              </table:table-cell>
              <table:table-cell office:value-type="float" office:value="43656">
                <text:p>4365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632">
                <text:p>1632</text:p>
              </table:table-cell>
              <table:table-cell office:value-type="float" office:value="6162">
                <text:p>6162</text:p>
              </table:table-cell>
              <table:table-cell office:value-type="float" office:value="37236">
                <text:p>3723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2465">
                <text:p>2465</text:p>
              </table:table-cell>
              <table:table-cell office:value-type="float" office:value="6225">
                <text:p>6225</text:p>
              </table:table-cell>
              <table:table-cell office:value-type="float" office:value="38520">
                <text:p>38520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2567">
                <text:p>2567</text:p>
              </table:table-cell>
              <table:table-cell office:value-type="float" office:value="8960">
                <text:p>8960</text:p>
              </table:table-cell>
              <table:table-cell office:value-type="float" office:value="44940">
                <text:p>4494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2244">
                <text:p>2244</text:p>
              </table:table-cell>
              <table:table-cell office:value-type="float" office:value="10112">
                <text:p>10112</text:p>
              </table:table-cell>
              <table:table-cell office:value-type="float" office:value="43656">
                <text:p>43656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2057">
                <text:p>2057</text:p>
              </table:table-cell>
              <table:table-cell office:value-type="float" office:value="9920">
                <text:p>9920</text:p>
              </table:table-cell>
              <table:table-cell office:value-type="float" office:value="38520">
                <text:p>3852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2703">
                <text:p>2703</text:p>
              </table:table-cell>
              <table:table-cell office:value-type="float" office:value="10710">
                <text:p>10710</text:p>
              </table:table-cell>
              <table:table-cell office:value-type="float" office:value="44940">
                <text:p>4494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2941">
                <text:p>2941</text:p>
              </table:table-cell>
              <table:table-cell office:value-type="float" office:value="10582">
                <text:p>10582</text:p>
              </table:table-cell>
              <table:table-cell office:value-type="float" office:value="43656">
                <text:p>4365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2640">
                <text:p>2640</text:p>
              </table:table-cell>
              <table:table-cell office:value-type="float" office:value="9842">
                <text:p>9842</text:p>
              </table:table-cell>
              <table:table-cell office:value-type="float" office:value="37236">
                <text:p>3723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420">
                <text:p>2420</text:p>
              </table:table-cell>
              <table:table-cell office:value-type="float" office:value="9280">
                <text:p>9280</text:p>
              </table:table-cell>
              <table:table-cell office:value-type="float" office:value="41302">
                <text:p>4130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3180">
                <text:p>3180</text:p>
              </table:table-cell>
              <table:table-cell office:value-type="float" office:value="10760">
                <text:p>10760</text:p>
              </table:table-cell>
              <table:table-cell office:value-type="float" office:value="45154">
                <text:p>4515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3213">
                <text:p>3213</text:p>
              </table:table-cell>
              <table:table-cell office:value-type="float" office:value="10520">
                <text:p>10520</text:p>
              </table:table-cell>
              <table:table-cell office:value-type="float" office:value="40446">
                <text:p>40446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2771">
                <text:p>2771</text:p>
              </table:table-cell>
              <table:table-cell office:value-type="float" office:value="10406">
                <text:p>10406</text:p>
              </table:table-cell>
              <table:table-cell office:value-type="float" office:value="37236">
                <text:p>3723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2975">
                <text:p>2975</text:p>
              </table:table-cell>
              <table:table-cell office:value-type="float" office:value="12440">
                <text:p>12440</text:p>
              </table:table-cell>
              <table:table-cell office:value-type="float" office:value="41302">
                <text:p>4130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3156">
                <text:p>3156</text:p>
              </table:table-cell>
              <table:table-cell office:value-type="float" office:value="13320">
                <text:p>13320</text:p>
              </table:table-cell>
              <table:table-cell office:value-type="float" office:value="45154">
                <text:p>4515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3062">
                <text:p>3062</text:p>
              </table:table-cell>
              <table:table-cell office:value-type="float" office:value="13284">
                <text:p>13284</text:p>
              </table:table-cell>
              <table:table-cell office:value-type="float" office:value="40446">
                <text:p>40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2749">
                <text:p>2749</text:p>
              </table:table-cell>
              <table:table-cell office:value-type="float" office:value="12744">
                <text:p>12744</text:p>
              </table:table-cell>
              <table:table-cell office:value-type="float" office:value="41302">
                <text:p>41302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3034">
                <text:p>3034</text:p>
              </table:table-cell>
              <table:table-cell office:value-type="float" office:value="13505">
                <text:p>13505</text:p>
              </table:table-cell>
              <table:table-cell office:value-type="float" office:value="45154">
                <text:p>4515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3087">
                <text:p>3087</text:p>
              </table:table-cell>
              <table:table-cell office:value-type="float" office:value="12387">
                <text:p>12387</text:p>
              </table:table-cell>
              <table:table-cell office:value-type="float" office:value="40446">
                <text:p>4044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158">
                <text:p>3158</text:p>
              </table:table-cell>
              <table:table-cell office:value-type="float" office:value="12638">
                <text:p>12638</text:p>
              </table:table-cell>
              <table:table-cell office:value-type="float" office:value="39749">
                <text:p>3974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3762">
                <text:p>3762</text:p>
              </table:table-cell>
              <table:table-cell office:value-type="float" office:value="14000">
                <text:p>14000</text:p>
              </table:table-cell>
              <table:table-cell office:value-type="float" office:value="47360">
                <text:p>47360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3947">
                <text:p>3947</text:p>
              </table:table-cell>
              <table:table-cell office:value-type="float" office:value="14272">
                <text:p>14272</text:p>
              </table:table-cell>
              <table:table-cell office:value-type="float" office:value="57275">
                <text:p>572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4072">
                <text:p>4072</text:p>
              </table:table-cell>
              <table:table-cell office:value-type="float" office:value="15234">
                <text:p>15234</text:p>
              </table:table-cell>
              <table:table-cell office:value-type="float" office:value="61135">
                <text:p>61135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4129">
                <text:p>4129</text:p>
              </table:table-cell>
              <table:table-cell office:value-type="float" office:value="15083">
                <text:p>15083</text:p>
              </table:table-cell>
              <table:table-cell office:value-type="float" office:value="66772">
                <text:p>6677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4186">
                <text:p>4186</text:p>
              </table:table-cell>
              <table:table-cell office:value-type="float" office:value="15294">
                <text:p>15294</text:p>
              </table:table-cell>
              <table:table-cell office:value-type="float" office:value="72928">
                <text:p>7292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4245">
                <text:p>4245</text:p>
              </table:table-cell>
              <table:table-cell office:value-type="float" office:value="15402">
                <text:p>15402</text:p>
              </table:table-cell>
              <table:table-cell office:value-type="float" office:value="79653">
                <text:p>79653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4304">
                <text:p>4304</text:p>
              </table:table-cell>
              <table:table-cell office:value-type="float" office:value="16079">
                <text:p>16079</text:p>
              </table:table-cell>
              <table:table-cell office:value-type="float" office:value="86997">
                <text:p>86997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4365">
                <text:p>4365</text:p>
              </table:table-cell>
              <table:table-cell office:value-type="float" office:value="16083">
                <text:p>16083</text:p>
              </table:table-cell>
              <table:table-cell office:value-type="float" office:value="95018">
                <text:p>95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152.25">
                <text:p>2152.25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195.33333333333">
                <text:p>2195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2cm" svg:y="1.405cm" svg:width="30.877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.26">
                <text:p>14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01cm" svg:y="1.352cm" svg:width="31.335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953060628195763">
                <text:p>0.95306062819576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0848404">
                <text:p>1.8084840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63250485667014">
                <text:p>1.6325048566701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02559515625">
                <text:p>1.802559515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.42315113675577">
                <text:p>2.42315113675577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7051968074846">
                <text:p>1.57051968074846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9937609518659">
                <text:p>1.6993760951865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71160266683103">
                <text:p>1.7116026668310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32015526478641">
                <text:p>1.32015526478641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7610702919019">
                <text:p>1.47610702919019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26839525473207">
                <text:p>1.26839525473207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25754032013984">
                <text:p>1.25754032013984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8380613510787">
                <text:p>1.28380613510787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0267847933884">
                <text:p>1.6026784793388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4538320579886">
                <text:p>1.453832057988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2928375028905">
                <text:p>1.22928375028905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21682358299177">
                <text:p>1.21682358299177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7621987850297">
                <text:p>1.27621987850297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06144878123846">
                <text:p>1.0614487812384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0288348133185">
                <text:p>1.20288348133185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6979938260942">
                <text:p>1.2697993826094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13648681089267">
                <text:p>1.1364868108926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7130063649277">
                <text:p>1.17130063649277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28556423077507">
                <text:p>1.2855642307750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10422134399414">
                <text:p>1.1042213439941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11462818883827">
                <text:p>1.11462818883827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8222272478722">
                <text:p>1.1822227247872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530969854331">
                <text:p>1.20530969854331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6227455535773">
                <text:p>1.16227455535773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17791282244994">
                <text:p>1.17791282244994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28126308095693">
                <text:p>1.2812630809569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0926020795406">
                <text:p>1.20926020795406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130738595773">
                <text:p>1.23130738595773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468936590144">
                <text:p>1.246893659014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6437541446946">
                <text:p>1.26437541446946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266171233311">
                <text:p>1.2266171233311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2387411405454">
                <text:p>1.23874114054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6006030835342">
                <text:p>1.1600603083534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03725030545156">
                <text:p>1.0372503054515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40973601871218">
                <text:p>1.4097360187121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0724853515625">
                <text:p>1.1072485351562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1647522134741">
                <text:p>1.1164752213474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0.975237865968554">
                <text:p>0.9752378659685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02203245016023">
                <text:p>1.0220324501602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906870360513609">
                <text:p>0.906870360513609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52171129355511">
                <text:p>1.52171129355511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0.768449024451884">
                <text:p>0.76844902445188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1265323341559">
                <text:p>1.11265323341559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6390140625">
                <text:p>1.6390140625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44922929017786">
                <text:p>1.44922929017786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7582047509105">
                <text:p>1.27582047509105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17330625">
                <text:p>1.173306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13273131479534">
                <text:p>1.1327313147953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06480306440443">
                <text:p>1.0648030644044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937280291319857">
                <text:p>0.937280291319857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8237776564724">
                <text:p>1.0823777656472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9111997426593">
                <text:p>1.0911199742659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6945346117069">
                <text:p>1.06945346117069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9866795344341">
                <text:p>1.19866795344341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13414315216117">
                <text:p>1.1341431521611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1016024540348">
                <text:p>1.01016024540348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7608682265123">
                <text:p>1.07608682265123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15861862122452">
                <text:p>1.1586186212245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15608193330483">
                <text:p>1.1560819333048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23721205243377">
                <text:p>1.23721205243377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0.94499284">
                <text:p>0.9449928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16145010973037">
                <text:p>1.1614501097303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2261297000351">
                <text:p>1.226129700035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2768.25">
                <text:p>12768.25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3986.6666666667">
                <text:p>13986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